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21.03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9.83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List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111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Mot</text:p>
          </table:table-cell>
          <table:table-cell office:value-type="string" calcext:value-type="string">
            <text:p>Longueur</text:p>
          </table:table-cell>
          <table:table-cell/>
          <table:table-cell office:value-type="string" calcext:value-type="string">
            <text:p>moyenne mots</text:p>
          </table:table-cell>
          <table:table-cell office:value-type="string" calcext:value-type="string">
            <text:p>moyenne niveaux</text:p>
          </table:table-cell>
          <table:table-cell table:style-name="ce2" office:value-type="string" calcext:value-type="string">
            <text:p>3;4;5</text:p>
          </table:table-cell>
          <table:table-cell office:value-type="string" calcext:value-type="string">
            <text:p>6;7</text:p>
          </table:table-cell>
          <table:table-cell office:value-type="string" calcext:value-type="string">
            <text:p>8;9</text:p>
          </table:table-cell>
          <table:table-cell office:value-type="string" calcext:value-type="string">
            <text:p>10-&gt;15</text:p>
          </table:table-cell>
          <table:table-cell table:formula="of:=COUNT(Tableau1[longueur])" office:value-type="string" office:string-value="" calcext:value-type="error">
            <text:p>Err :5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I</text:p>
          </table:table-cell>
          <table:table-cell table:formula="of:=LEN([.A2])" office:value-type="float" office:value="3" calcext:value-type="float">
            <text:p>3</text:p>
          </table:table-cell>
          <table:table-cell/>
          <table:table-cell table:formula="of:=AVERAGE([.B$1:.B$1048576])" office:value-type="float" office:value="7.77280265339967" calcext:value-type="float">
            <text:p>7,7728026534</text:p>
          </table:table-cell>
          <table:table-cell table:formula="of:=AVERAGE([.F2:.I2])" office:value-type="float" office:value="301.5" calcext:value-type="float">
            <text:p>301,5</text:p>
          </table:table-cell>
          <table:table-cell table:formula="of:=COUNTIF([.$B$1:.$B$1048576];3)+COUNTIF([.$B$1:.$B$1048576];4)+COUNTIF([.$B$1:.$B$1048576];5)" office:value-type="float" office:value="210" calcext:value-type="float">
            <text:p>210</text:p>
          </table:table-cell>
          <table:table-cell table:formula="of:=COUNTIF([.$B$1:.$B$1048576];6)+COUNTIF([.$B$1:.$B$1048576];7)" office:value-type="float" office:value="391" calcext:value-type="float">
            <text:p>391</text:p>
          </table:table-cell>
          <table:table-cell table:formula="of:=COUNTIF([.$B$1:.$B$1048576];8)+COUNTIF([.$B$1:.$B$1048576];9)" office:value-type="float" office:value="342" calcext:value-type="float">
            <text:p>342</text:p>
          </table:table-cell>
          <table:table-cell table:formula="of:=COUNTIF([.$B$1:.$B$1048576];10)+COUNTIF([.$B$1:.$B$1048576];11)+COUNTIF([.$B$1:.$B$1048576];12)+COUNTIF([.$B$1:.$B$1048576];13)+COUNTIF([.$B$1:.$B$1048576];14)+COUNTIF([.$B$1:.$B$1048576];15)" office:value-type="float" office:value="263" calcext:value-type="float">
            <text:p>263</text:p>
          </table:table-cell>
          <table:table-cell table:formula="of:=[.F2]+[.G2]+[.H2]+[.I2]" office:value-type="float" office:value="1206" calcext:value-type="float">
            <text:p>12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U</text:p>
          </table:table-cell>
          <table:table-cell table:formula="of:=LEN([.A3]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</text:p>
          </table:table-cell>
          <table:table-cell table:formula="of:=LEN([.A4]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T</text:p>
          </table:table-cell>
          <table:table-cell table:formula="of:=LEN([.A5]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Q</text:p>
          </table:table-cell>
          <table:table-cell table:formula="of:=LEN([.A6]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T</text:p>
          </table:table-cell>
          <table:table-cell table:formula="of:=LEN([.A7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I</text:p>
          </table:table-cell>
          <table:table-cell table:formula="of:=LEN([.A8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M</text:p>
          </table:table-cell>
          <table:table-cell table:formula="of:=LEN([.A9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IN</text:p>
          </table:table-cell>
          <table:table-cell table:formula="of:=LEN([.A10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RE</text:p>
          </table:table-cell>
          <table:table-cell table:formula="of:=LEN([.A11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YNX</text:p>
          </table:table-cell>
          <table:table-cell table:formula="of:=LEN([.A12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EU</text:p>
          </table:table-cell>
          <table:table-cell table:formula="of:=LEN([.A13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</text:p>
          </table:table-cell>
          <table:table-cell table:formula="of:=LEN([.A14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IR</text:p>
          </table:table-cell>
          <table:table-cell table:formula="of:=LEN([.A15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SE</text:p>
          </table:table-cell>
          <table:table-cell table:formula="of:=LEN([.A16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RS</text:p>
          </table:table-cell>
          <table:table-cell table:formula="of:=LEN([.A17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</text:p>
          </table:table-cell>
          <table:table-cell table:formula="of:=LEN([.A18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S</text:p>
          </table:table-cell>
          <table:table-cell table:formula="of:=LEN([.A19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IN</text:p>
          </table:table-cell>
          <table:table-cell table:formula="of:=LEN([.A20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OUT</text:p>
          </table:table-cell>
          <table:table-cell table:formula="of:=LEN([.A21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P</text:p>
          </table:table-cell>
          <table:table-cell table:formula="of:=LEN([.A22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IT</text:p>
          </table:table-cell>
          <table:table-cell table:formula="of:=LEN([.A23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IR</text:p>
          </table:table-cell>
          <table:table-cell table:formula="of:=LEN([.A24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E</text:p>
          </table:table-cell>
          <table:table-cell table:formula="of:=LEN([.A25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S</text:p>
          </table:table-cell>
          <table:table-cell table:formula="of:=LEN([.A26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TE</text:p>
          </table:table-cell>
          <table:table-cell table:formula="of:=LEN([.A27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SE</text:p>
          </table:table-cell>
          <table:table-cell table:formula="of:=LEN([.A28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</text:p>
          </table:table-cell>
          <table:table-cell table:formula="of:=LEN([.A29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E</text:p>
          </table:table-cell>
          <table:table-cell table:formula="of:=LEN([.A30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E</text:p>
          </table:table-cell>
          <table:table-cell table:formula="of:=LEN([.A31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E</text:p>
          </table:table-cell>
          <table:table-cell table:formula="of:=LEN([.A32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U</text:p>
          </table:table-cell>
          <table:table-cell table:formula="of:=LEN([.A33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BE</text:p>
          </table:table-cell>
          <table:table-cell table:formula="of:=LEN([.A34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N</text:p>
          </table:table-cell>
          <table:table-cell table:formula="of:=LEN([.A35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</text:p>
          </table:table-cell>
          <table:table-cell table:formula="of:=LEN([.A36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EIL</text:p>
          </table:table-cell>
          <table:table-cell table:formula="of:=LEN([.A37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UX</text:p>
          </table:table-cell>
          <table:table-cell table:formula="of:=LEN([.A38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UE</text:p>
          </table:table-cell>
          <table:table-cell table:formula="of:=LEN([.A39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T</text:p>
          </table:table-cell>
          <table:table-cell table:formula="of:=LEN([.A40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R</text:p>
          </table:table-cell>
          <table:table-cell table:formula="of:=LEN([.A41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UP</text:p>
          </table:table-cell>
          <table:table-cell table:formula="of:=LEN([.A42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E</text:p>
          </table:table-cell>
          <table:table-cell table:formula="of:=LEN([.A43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ON</text:p>
          </table:table-cell>
          <table:table-cell table:formula="of:=LEN([.A44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EE</text:p>
          </table:table-cell>
          <table:table-cell table:formula="of:=LEN([.A45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IS</text:p>
          </table:table-cell>
          <table:table-cell table:formula="of:=LEN([.A46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RE</text:p>
          </table:table-cell>
          <table:table-cell table:formula="of:=LEN([.A47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IX</text:p>
          </table:table-cell>
          <table:table-cell table:formula="of:=LEN([.A48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EL</text:p>
          </table:table-cell>
          <table:table-cell table:formula="of:=LEN([.A49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C</text:p>
          </table:table-cell>
          <table:table-cell table:formula="of:=LEN([.A50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ER</text:p>
          </table:table-cell>
          <table:table-cell table:formula="of:=LEN([.A51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BE</text:p>
          </table:table-cell>
          <table:table-cell table:formula="of:=LEN([.A52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AL</text:p>
          </table:table-cell>
          <table:table-cell table:formula="of:=LEN([.A53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</text:p>
          </table:table-cell>
          <table:table-cell table:formula="of:=LEN([.A54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T</text:p>
          </table:table-cell>
          <table:table-cell table:formula="of:=LEN([.A55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NE</text:p>
          </table:table-cell>
          <table:table-cell table:formula="of:=LEN([.A56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</text:p>
          </table:table-cell>
          <table:table-cell table:formula="of:=LEN([.A57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IT</text:p>
          </table:table-cell>
          <table:table-cell table:formula="of:=LEN([.A58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X</text:p>
          </table:table-cell>
          <table:table-cell table:formula="of:=LEN([.A59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AI</text:p>
          </table:table-cell>
          <table:table-cell table:formula="of:=LEN([.A60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</text:p>
          </table:table-cell>
          <table:table-cell table:formula="of:=LEN([.A61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R</text:p>
          </table:table-cell>
          <table:table-cell table:formula="of:=LEN([.A62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S</text:p>
          </table:table-cell>
          <table:table-cell table:formula="of:=LEN([.A63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S</text:p>
          </table:table-cell>
          <table:table-cell table:formula="of:=LEN([.A64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RE</text:p>
          </table:table-cell>
          <table:table-cell table:formula="of:=LEN([.A65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OLE</text:p>
          </table:table-cell>
          <table:table-cell table:formula="of:=LEN([.A66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</text:p>
          </table:table-cell>
          <table:table-cell table:formula="of:=LEN([.A67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CHE</text:p>
          </table:table-cell>
          <table:table-cell table:formula="of:=LEN([.A68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NE</text:p>
          </table:table-cell>
          <table:table-cell table:formula="of:=LEN([.A69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EN</text:p>
          </table:table-cell>
          <table:table-cell table:formula="of:=LEN([.A70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INE</text:p>
          </table:table-cell>
          <table:table-cell table:formula="of:=LEN([.A71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SE</text:p>
          </table:table-cell>
          <table:table-cell table:formula="of:=LEN([.A7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BRE</text:p>
          </table:table-cell>
          <table:table-cell table:formula="of:=LEN([.A73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UNE</text:p>
          </table:table-cell>
          <table:table-cell table:formula="of:=LEN([.A74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MME</text:p>
          </table:table-cell>
          <table:table-cell table:formula="of:=LEN([.A75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RE</text:p>
          </table:table-cell>
          <table:table-cell table:formula="of:=LEN([.A76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ET</text:p>
          </table:table-cell>
          <table:table-cell table:formula="of:=LEN([.A77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E</text:p>
          </table:table-cell>
          <table:table-cell table:formula="of:=LEN([.A78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ON</text:p>
          </table:table-cell>
          <table:table-cell table:formula="of:=LEN([.A79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ER</text:p>
          </table:table-cell>
          <table:table-cell table:formula="of:=LEN([.A80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MER</text:p>
          </table:table-cell>
          <table:table-cell table:formula="of:=LEN([.A81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MEE</text:p>
          </table:table-cell>
          <table:table-cell table:formula="of:=LEN([.A8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CHE</text:p>
          </table:table-cell>
          <table:table-cell table:formula="of:=LEN([.A83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PIN</text:p>
          </table:table-cell>
          <table:table-cell table:formula="of:=LEN([.A84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NE</text:p>
          </table:table-cell>
          <table:table-cell table:formula="of:=LEN([.A85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</text:p>
          </table:table-cell>
          <table:table-cell table:formula="of:=LEN([.A86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PE</text:p>
          </table:table-cell>
          <table:table-cell table:formula="of:=LEN([.A87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AI</text:p>
          </table:table-cell>
          <table:table-cell table:formula="of:=LEN([.A88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IRE</text:p>
          </table:table-cell>
          <table:table-cell table:formula="of:=LEN([.A89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IVI</text:p>
          </table:table-cell>
          <table:table-cell table:formula="of:=LEN([.A90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UDE</text:p>
          </table:table-cell>
          <table:table-cell table:formula="of:=LEN([.A91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GE</text:p>
          </table:table-cell>
          <table:table-cell table:formula="of:=LEN([.A9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UNE</text:p>
          </table:table-cell>
          <table:table-cell table:formula="of:=LEN([.A93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NC</text:p>
          </table:table-cell>
          <table:table-cell table:formula="of:=LEN([.A94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YCEE</text:p>
          </table:table-cell>
          <table:table-cell table:formula="of:=LEN([.A95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RE</text:p>
          </table:table-cell>
          <table:table-cell table:formula="of:=LEN([.A96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DS</text:p>
          </table:table-cell>
          <table:table-cell table:formula="of:=LEN([.A97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E</text:p>
          </table:table-cell>
          <table:table-cell table:formula="of:=LEN([.A98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TRE</text:p>
          </table:table-cell>
          <table:table-cell table:formula="of:=LEN([.A99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ON</text:p>
          </table:table-cell>
          <table:table-cell table:formula="of:=LEN([.A100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O</text:p>
          </table:table-cell>
          <table:table-cell table:formula="of:=LEN([.A101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ER</text:p>
          </table:table-cell>
          <table:table-cell table:formula="of:=LEN([.A10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T</text:p>
          </table:table-cell>
          <table:table-cell table:formula="of:=LEN([.A103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ME</text:p>
          </table:table-cell>
          <table:table-cell table:formula="of:=LEN([.A104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MME</text:p>
          </table:table-cell>
          <table:table-cell table:formula="of:=LEN([.A105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RIL</text:p>
          </table:table-cell>
          <table:table-cell table:formula="of:=LEN([.A106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DE</text:p>
          </table:table-cell>
          <table:table-cell table:formula="of:=LEN([.A107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GBY</text:p>
          </table:table-cell>
          <table:table-cell table:formula="of:=LEN([.A108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GUE</text:p>
          </table:table-cell>
          <table:table-cell table:formula="of:=LEN([.A109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JOU</text:p>
          </table:table-cell>
          <table:table-cell table:formula="of:=LEN([.A110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RT</text:p>
          </table:table-cell>
          <table:table-cell table:formula="of:=LEN([.A111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LE</text:p>
          </table:table-cell>
          <table:table-cell table:formula="of:=LEN([.A11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ANO</text:p>
          </table:table-cell>
          <table:table-cell table:formula="of:=LEN([.A113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TE</text:p>
          </table:table-cell>
          <table:table-cell table:formula="of:=LEN([.A114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PE</text:p>
          </table:table-cell>
          <table:table-cell table:formula="of:=LEN([.A115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ON</text:p>
          </table:table-cell>
          <table:table-cell table:formula="of:=LEN([.A116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UR</text:p>
          </table:table-cell>
          <table:table-cell table:formula="of:=LEN([.A117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TE</text:p>
          </table:table-cell>
          <table:table-cell table:formula="of:=LEN([.A118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S</text:p>
          </table:table-cell>
          <table:table-cell table:formula="of:=LEN([.A119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PE</text:p>
          </table:table-cell>
          <table:table-cell table:formula="of:=LEN([.A120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CE</text:p>
          </table:table-cell>
          <table:table-cell table:formula="of:=LEN([.A121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OU</text:p>
          </table:table-cell>
          <table:table-cell table:formula="of:=LEN([.A12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MBE</text:p>
          </table:table-cell>
          <table:table-cell table:formula="of:=LEN([.A123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VER</text:p>
          </table:table-cell>
          <table:table-cell table:formula="of:=LEN([.A124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NER</text:p>
          </table:table-cell>
          <table:table-cell table:formula="of:=LEN([.A125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PS</text:p>
          </table:table-cell>
          <table:table-cell table:formula="of:=LEN([.A126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LE</text:p>
          </table:table-cell>
          <table:table-cell table:formula="of:=LEN([.A127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DE</text:p>
          </table:table-cell>
          <table:table-cell table:formula="of:=LEN([.A128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RER</text:p>
          </table:table-cell>
          <table:table-cell table:formula="of:=LEN([.A129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</text:p>
          </table:table-cell>
          <table:table-cell table:formula="of:=LEN([.A130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IR</text:p>
          </table:table-cell>
          <table:table-cell table:formula="of:=LEN([.A131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RE</text:p>
          </table:table-cell>
          <table:table-cell table:formula="of:=LEN([.A13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ELE</text:p>
          </table:table-cell>
          <table:table-cell table:formula="of:=LEN([.A133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</text:p>
          </table:table-cell>
          <table:table-cell table:formula="of:=LEN([.A134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EO</text:p>
          </table:table-cell>
          <table:table-cell table:formula="of:=LEN([.A135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O</text:p>
          </table:table-cell>
          <table:table-cell table:formula="of:=LEN([.A136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UER</text:p>
          </table:table-cell>
          <table:table-cell table:formula="of:=LEN([.A137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EY</text:p>
          </table:table-cell>
          <table:table-cell table:formula="of:=LEN([.A138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SSE</text:p>
          </table:table-cell>
          <table:table-cell table:formula="of:=LEN([.A139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EAN</text:p>
          </table:table-cell>
          <table:table-cell table:formula="of:=LEN([.A140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</text:p>
          </table:table-cell>
          <table:table-cell table:formula="of:=LEN([.A141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ITE</text:p>
          </table:table-cell>
          <table:table-cell table:formula="of:=LEN([.A14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</text:p>
          </table:table-cell>
          <table:table-cell table:formula="of:=LEN([.A143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LE</text:p>
          </table:table-cell>
          <table:table-cell table:formula="of:=LEN([.A144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GLE</text:p>
          </table:table-cell>
          <table:table-cell table:formula="of:=LEN([.A145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IGT</text:p>
          </table:table-cell>
          <table:table-cell table:formula="of:=LEN([.A146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RE</text:p>
          </table:table-cell>
          <table:table-cell table:formula="of:=LEN([.A147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R</text:p>
          </table:table-cell>
          <table:table-cell table:formula="of:=LEN([.A148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RAN</text:p>
          </table:table-cell>
          <table:table-cell table:formula="of:=LEN([.A149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GE</text:p>
          </table:table-cell>
          <table:table-cell table:formula="of:=LEN([.A150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RE</text:p>
          </table:table-cell>
          <table:table-cell table:formula="of:=LEN([.A151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RE</text:p>
          </table:table-cell>
          <table:table-cell table:formula="of:=LEN([.A15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ER</text:p>
          </table:table-cell>
          <table:table-cell table:formula="of:=LEN([.A153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NE</text:p>
          </table:table-cell>
          <table:table-cell table:formula="of:=LEN([.A154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GNE</text:p>
          </table:table-cell>
          <table:table-cell table:formula="of:=LEN([.A155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IN</text:p>
          </table:table-cell>
          <table:table-cell table:formula="of:=LEN([.A156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BE</text:p>
          </table:table-cell>
          <table:table-cell table:formula="of:=LEN([.A157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IGLE</text:p>
          </table:table-cell>
          <table:table-cell table:formula="of:=LEN([.A158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LE</text:p>
          </table:table-cell>
          <table:table-cell table:formula="of:=LEN([.A159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EGE</text:p>
          </table:table-cell>
          <table:table-cell table:formula="of:=LEN([.A160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CLE</text:p>
          </table:table-cell>
          <table:table-cell table:formula="of:=LEN([.A161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BRE</text:p>
          </table:table-cell>
          <table:table-cell table:formula="of:=LEN([.A16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GA</text:p>
          </table:table-cell>
          <table:table-cell table:formula="of:=LEN([.A163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GER</text:p>
          </table:table-cell>
          <table:table-cell table:formula="of:=LEN([.A164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UE</text:p>
          </table:table-cell>
          <table:table-cell table:formula="of:=LEN([.A165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URE</text:p>
          </table:table-cell>
          <table:table-cell table:formula="of:=LEN([.A166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REE</text:p>
          </table:table-cell>
          <table:table-cell table:formula="of:=LEN([.A167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NEE</text:p>
          </table:table-cell>
          <table:table-cell table:formula="of:=LEN([.A168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SE</text:p>
          </table:table-cell>
          <table:table-cell table:formula="of:=LEN([.A169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</text:p>
          </table:table-cell>
          <table:table-cell table:formula="of:=LEN([.A170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YER</text:p>
          </table:table-cell>
          <table:table-cell table:formula="of:=LEN([.A171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RE</text:p>
          </table:table-cell>
          <table:table-cell table:formula="of:=LEN([.A17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ER</text:p>
          </table:table-cell>
          <table:table-cell table:formula="of:=LEN([.A173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RE</text:p>
          </table:table-cell>
          <table:table-cell table:formula="of:=LEN([.A174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EPE</text:p>
          </table:table-cell>
          <table:table-cell table:formula="of:=LEN([.A175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EUF</text:p>
          </table:table-cell>
          <table:table-cell table:formula="of:=LEN([.A176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HE</text:p>
          </table:table-cell>
          <table:table-cell table:formula="of:=LEN([.A177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AGE</text:p>
          </table:table-cell>
          <table:table-cell table:formula="of:=LEN([.A178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</text:p>
          </table:table-cell>
          <table:table-cell table:formula="of:=LEN([.A179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IGE</text:p>
          </table:table-cell>
          <table:table-cell table:formula="of:=LEN([.A180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EO</text:p>
          </table:table-cell>
          <table:table-cell table:formula="of:=LEN([.A181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ILE</text:p>
          </table:table-cell>
          <table:table-cell table:formula="of:=LEN([.A18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IRE</text:p>
          </table:table-cell>
          <table:table-cell table:formula="of:=LEN([.A183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EME</text:p>
          </table:table-cell>
          <table:table-cell table:formula="of:=LEN([.A184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ALE</text:p>
          </table:table-cell>
          <table:table-cell table:formula="of:=LEN([.A185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K</text:p>
          </table:table-cell>
          <table:table-cell table:formula="of:=LEN([.A186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IR</text:p>
          </table:table-cell>
          <table:table-cell table:formula="of:=LEN([.A187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LET</text:p>
          </table:table-cell>
          <table:table-cell table:formula="of:=LEN([.A188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E</text:p>
          </table:table-cell>
          <table:table-cell table:formula="of:=LEN([.A189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</text:p>
          </table:table-cell>
          <table:table-cell table:formula="of:=LEN([.A190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AGE</text:p>
          </table:table-cell>
          <table:table-cell table:formula="of:=LEN([.A191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BLE</text:p>
          </table:table-cell>
          <table:table-cell table:formula="of:=LEN([.A19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UTE</text:p>
          </table:table-cell>
          <table:table-cell table:formula="of:=LEN([.A193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UME</text:p>
          </table:table-cell>
          <table:table-cell table:formula="of:=LEN([.A194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IER</text:p>
          </table:table-cell>
          <table:table-cell table:formula="of:=LEN([.A195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U</text:p>
          </table:table-cell>
          <table:table-cell table:formula="of:=LEN([.A196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UIT</text:p>
          </table:table-cell>
          <table:table-cell table:formula="of:=LEN([.A197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CE</text:p>
          </table:table-cell>
          <table:table-cell table:formula="of:=LEN([.A198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</text:p>
          </table:table-cell>
          <table:table-cell table:formula="of:=LEN([.A199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EST</text:p>
          </table:table-cell>
          <table:table-cell table:formula="of:=LEN([.A200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ME</text:p>
          </table:table-cell>
          <table:table-cell table:formula="of:=LEN([.A201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E</text:p>
          </table:table-cell>
          <table:table-cell table:formula="of:=LEN([.A20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SER</text:p>
          </table:table-cell>
          <table:table-cell table:formula="of:=LEN([.A203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MME</text:p>
          </table:table-cell>
          <table:table-cell table:formula="of:=LEN([.A204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HE</text:p>
          </table:table-cell>
          <table:table-cell table:formula="of:=LEN([.A205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INE</text:p>
          </table:table-cell>
          <table:table-cell table:formula="of:=LEN([.A206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UT</text:p>
          </table:table-cell>
          <table:table-cell table:formula="of:=LEN([.A207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YON</text:p>
          </table:table-cell>
          <table:table-cell table:formula="of:=LEN([.A208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EM</text:p>
          </table:table-cell>
          <table:table-cell table:formula="of:=LEN([.A209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E</text:p>
          </table:table-cell>
          <table:table-cell table:formula="of:=LEN([.A210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ALA</text:p>
          </table:table-cell>
          <table:table-cell table:formula="of:=LEN([.A211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L</text:p>
          </table:table-cell>
          <table:table-cell table:formula="of:=LEN([.A21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SE</text:p>
          </table:table-cell>
          <table:table-cell table:formula="of:=LEN([.A21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RIR</text:p>
          </table:table-cell>
          <table:table-cell table:formula="of:=LEN([.A21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RE</text:p>
          </table:table-cell>
          <table:table-cell table:formula="of:=LEN([.A21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NER</text:p>
          </table:table-cell>
          <table:table-cell table:formula="of:=LEN([.A21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ONNE</text:p>
          </table:table-cell>
          <table:table-cell table:formula="of:=LEN([.A21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E</text:p>
          </table:table-cell>
          <table:table-cell table:formula="of:=LEN([.A21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GER</text:p>
          </table:table-cell>
          <table:table-cell table:formula="of:=LEN([.A21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GER</text:p>
          </table:table-cell>
          <table:table-cell table:formula="of:=LEN([.A22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SER</text:p>
          </table:table-cell>
          <table:table-cell table:formula="of:=LEN([.A22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EN</text:p>
          </table:table-cell>
          <table:table-cell table:formula="of:=LEN([.A22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LON</text:p>
          </table:table-cell>
          <table:table-cell table:formula="of:=LEN([.A22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DEAU</text:p>
          </table:table-cell>
          <table:table-cell table:formula="of:=LEN([.A22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GUAR</text:p>
          </table:table-cell>
          <table:table-cell table:formula="of:=LEN([.A22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RISE</text:p>
          </table:table-cell>
          <table:table-cell table:formula="of:=LEN([.A22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ER</text:p>
          </table:table-cell>
          <table:table-cell table:formula="of:=LEN([.A22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RMIR</text:p>
          </table:table-cell>
          <table:table-cell table:formula="of:=LEN([.A22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GNER</text:p>
          </table:table-cell>
          <table:table-cell table:formula="of:=LEN([.A22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DRE</text:p>
          </table:table-cell>
          <table:table-cell table:formula="of:=LEN([.A23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DEAU</text:p>
          </table:table-cell>
          <table:table-cell table:formula="of:=LEN([.A23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E</text:p>
          </table:table-cell>
          <table:table-cell table:formula="of:=LEN([.A23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UBLE</text:p>
          </table:table-cell>
          <table:table-cell table:formula="of:=LEN([.A23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IGNE</text:p>
          </table:table-cell>
          <table:table-cell table:formula="of:=LEN([.A23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SSE</text:p>
          </table:table-cell>
          <table:table-cell table:formula="of:=LEN([.A23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RSE</text:p>
          </table:table-cell>
          <table:table-cell table:formula="of:=LEN([.A23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ROIR</text:p>
          </table:table-cell>
          <table:table-cell table:formula="of:=LEN([.A23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VET</text:p>
          </table:table-cell>
          <table:table-cell table:formula="of:=LEN([.A23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ALER</text:p>
          </table:table-cell>
          <table:table-cell table:formula="of:=LEN([.A23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AMEN</text:p>
          </table:table-cell>
          <table:table-cell table:formula="of:=LEN([.A24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IVRE</text:p>
          </table:table-cell>
          <table:table-cell table:formula="of:=LEN([.A24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T</text:p>
          </table:table-cell>
          <table:table-cell table:formula="of:=LEN([.A24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ANGE</text:p>
          </table:table-cell>
          <table:table-cell table:formula="of:=LEN([.A24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RON</text:p>
          </table:table-cell>
          <table:table-cell table:formula="of:=LEN([.A24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GO</text:p>
          </table:table-cell>
          <table:table-cell table:formula="of:=LEN([.A24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TRE</text:p>
          </table:table-cell>
          <table:table-cell table:formula="of:=LEN([.A24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MME</text:p>
          </table:table-cell>
          <table:table-cell table:formula="of:=LEN([.A24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UME</text:p>
          </table:table-cell>
          <table:table-cell table:formula="of:=LEN([.A24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QUE</text:p>
          </table:table-cell>
          <table:table-cell table:formula="of:=LEN([.A24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ON</text:p>
          </table:table-cell>
          <table:table-cell table:formula="of:=LEN([.A25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IER</text:p>
          </table:table-cell>
          <table:table-cell table:formula="of:=LEN([.A25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YON</text:p>
          </table:table-cell>
          <table:table-cell table:formula="of:=LEN([.A25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UTRE</text:p>
          </table:table-cell>
          <table:table-cell table:formula="of:=LEN([.A25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APE</text:p>
          </table:table-cell>
          <table:table-cell table:formula="of:=LEN([.A25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E</text:p>
          </table:table-cell>
          <table:table-cell table:formula="of:=LEN([.A25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FANT</text:p>
          </table:table-cell>
          <table:table-cell table:formula="of:=LEN([.A25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IS</text:p>
          </table:table-cell>
          <table:table-cell table:formula="of:=LEN([.A25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ITRE</text:p>
          </table:table-cell>
          <table:table-cell table:formula="of:=LEN([.A25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OILE</text:p>
          </table:table-cell>
          <table:table-cell table:formula="of:=LEN([.A25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NIS</text:p>
          </table:table-cell>
          <table:table-cell table:formula="of:=LEN([.A26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GEUR</text:p>
          </table:table-cell>
          <table:table-cell table:formula="of:=LEN([.A26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QUE</text:p>
          </table:table-cell>
          <table:table-cell table:formula="of:=LEN([.A26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REE</text:p>
          </table:table-cell>
          <table:table-cell table:formula="of:=LEN([.A26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NEAU</text:p>
          </table:table-cell>
          <table:table-cell table:formula="of:=LEN([.A26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ATE</text:p>
          </table:table-cell>
          <table:table-cell table:formula="of:=LEN([.A26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IGNON</text:p>
          </table:table-cell>
          <table:table-cell table:formula="of:=LEN([.A26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NGE</text:p>
          </table:table-cell>
          <table:table-cell table:formula="of:=LEN([.A26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SSE</text:p>
          </table:table-cell>
          <table:table-cell table:formula="of:=LEN([.A26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ON</text:p>
          </table:table-cell>
          <table:table-cell table:formula="of:=LEN([.A26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GENT</text:p>
          </table:table-cell>
          <table:table-cell table:formula="of:=LEN([.A27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LLET</text:p>
          </table:table-cell>
          <table:table-cell table:formula="of:=LEN([.A27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QUE</text:p>
          </table:table-cell>
          <table:table-cell table:formula="of:=LEN([.A27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LET</text:p>
          </table:table-cell>
          <table:table-cell table:formula="of:=LEN([.A27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ISSE</text:p>
          </table:table-cell>
          <table:table-cell table:formula="of:=LEN([.A27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EAU</text:p>
          </table:table-cell>
          <table:table-cell table:formula="of:=LEN([.A27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MIN</text:p>
          </table:table-cell>
          <table:table-cell table:formula="of:=LEN([.A27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GIE</text:p>
          </table:table-cell>
          <table:table-cell table:formula="of:=LEN([.A27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ON</text:p>
          </table:table-cell>
          <table:table-cell table:formula="of:=LEN([.A27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QUE</text:p>
          </table:table-cell>
          <table:table-cell table:formula="of:=LEN([.A27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PLE</text:p>
          </table:table-cell>
          <table:table-cell table:formula="of:=LEN([.A28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ADE</text:p>
          </table:table-cell>
          <table:table-cell table:formula="of:=LEN([.A28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SE</text:p>
          </table:table-cell>
          <table:table-cell table:formula="of:=LEN([.A28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IGME</text:p>
          </table:table-cell>
          <table:table-cell table:formula="of:=LEN([.A28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VAL</text:p>
          </table:table-cell>
          <table:table-cell table:formula="of:=LEN([.A28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QUE</text:p>
          </table:table-cell>
          <table:table-cell table:formula="of:=LEN([.A28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ERT</text:p>
          </table:table-cell>
          <table:table-cell table:formula="of:=LEN([.A28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INE</text:p>
          </table:table-cell>
          <table:table-cell table:formula="of:=LEN([.A28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TRE</text:p>
          </table:table-cell>
          <table:table-cell table:formula="of:=LEN([.A28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E</text:p>
          </table:table-cell>
          <table:table-cell table:formula="of:=LEN([.A28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ULE</text:p>
          </table:table-cell>
          <table:table-cell table:formula="of:=LEN([.A29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MME</text:p>
          </table:table-cell>
          <table:table-cell table:formula="of:=LEN([.A29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DRE</text:p>
          </table:table-cell>
          <table:table-cell table:formula="of:=LEN([.A29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TRE</text:p>
          </table:table-cell>
          <table:table-cell table:formula="of:=LEN([.A29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RCLE</text:p>
          </table:table-cell>
          <table:table-cell table:formula="of:=LEN([.A29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HERE</text:p>
          </table:table-cell>
          <table:table-cell table:formula="of:=LEN([.A29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CHE</text:p>
          </table:table-cell>
          <table:table-cell table:formula="of:=LEN([.A29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QUE</text:p>
          </table:table-cell>
          <table:table-cell table:formula="of:=LEN([.A29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ET</text:p>
          </table:table-cell>
          <table:table-cell table:formula="of:=LEN([.A29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SON</text:p>
          </table:table-cell>
          <table:table-cell table:formula="of:=LEN([.A29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HER</text:p>
          </table:table-cell>
          <table:table-cell table:formula="of:=LEN([.A30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ENT</text:p>
          </table:table-cell>
          <table:table-cell table:formula="of:=LEN([.A30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ARD</text:p>
          </table:table-cell>
          <table:table-cell table:formula="of:=LEN([.A30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UCHE</text:p>
          </table:table-cell>
          <table:table-cell table:formula="of:=LEN([.A30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ER</text:p>
          </table:table-cell>
          <table:table-cell table:formula="of:=LEN([.A30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VRE</text:p>
          </table:table-cell>
          <table:table-cell table:formula="of:=LEN([.A30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IN</text:p>
          </table:table-cell>
          <table:table-cell table:formula="of:=LEN([.A30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ENG</text:p>
          </table:table-cell>
          <table:table-cell table:formula="of:=LEN([.A30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UMON</text:p>
          </table:table-cell>
          <table:table-cell table:formula="of:=LEN([.A30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HE</text:p>
          </table:table-cell>
          <table:table-cell table:formula="of:=LEN([.A30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RE</text:p>
          </table:table-cell>
          <table:table-cell table:formula="of:=LEN([.A31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LAN</text:p>
          </table:table-cell>
          <table:table-cell table:formula="of:=LEN([.A31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ITE</text:p>
          </table:table-cell>
          <table:table-cell table:formula="of:=LEN([.A31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GEON</text:p>
          </table:table-cell>
          <table:table-cell table:formula="of:=LEN([.A31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RAGE</text:p>
          </table:table-cell>
          <table:table-cell table:formula="of:=LEN([.A31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ANT</text:p>
          </table:table-cell>
          <table:table-cell table:formula="of:=LEN([.A31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DALE</text:p>
          </table:table-cell>
          <table:table-cell table:formula="of:=LEN([.A31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ION</text:p>
          </table:table-cell>
          <table:table-cell table:formula="of:=LEN([.A31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TE</text:p>
          </table:table-cell>
          <table:table-cell table:formula="of:=LEN([.A31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ECLE</text:p>
          </table:table-cell>
          <table:table-cell table:formula="of:=LEN([.A31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LER</text:p>
          </table:table-cell>
          <table:table-cell table:formula="of:=LEN([.A32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OCHE</text:p>
          </table:table-cell>
          <table:table-cell table:formula="of:=LEN([.A32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TRE</text:p>
          </table:table-cell>
          <table:table-cell table:formula="of:=LEN([.A32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UVER</text:p>
          </table:table-cell>
          <table:table-cell table:formula="of:=LEN([.A32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YADE</text:p>
          </table:table-cell>
          <table:table-cell table:formula="of:=LEN([.A32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HER</text:p>
          </table:table-cell>
          <table:table-cell table:formula="of:=LEN([.A32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UCHE</text:p>
          </table:table-cell>
          <table:table-cell table:formula="of:=LEN([.A32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URRE</text:p>
          </table:table-cell>
          <table:table-cell table:formula="of:=LEN([.A32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ANDE</text:p>
          </table:table-cell>
          <table:table-cell table:formula="of:=LEN([.A32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HON</text:p>
          </table:table-cell>
          <table:table-cell table:formula="of:=LEN([.A32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AIR</text:p>
          </table:table-cell>
          <table:table-cell table:formula="of:=LEN([.A33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ISE</text:p>
          </table:table-cell>
          <table:table-cell table:formula="of:=LEN([.A33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CTAR</text:p>
          </table:table-cell>
          <table:table-cell table:formula="of:=LEN([.A33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SIN</text:p>
          </table:table-cell>
          <table:table-cell table:formula="of:=LEN([.A33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ANS</text:p>
          </table:table-cell>
          <table:table-cell table:formula="of:=LEN([.A33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HORS</text:p>
          </table:table-cell>
          <table:table-cell table:formula="of:=LEN([.A33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AIN</text:p>
          </table:table-cell>
          <table:table-cell table:formula="of:=LEN([.A33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MEAU</text:p>
          </table:table-cell>
          <table:table-cell table:formula="of:=LEN([.A33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RE</text:p>
          </table:table-cell>
          <table:table-cell table:formula="of:=LEN([.A33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NBON</text:p>
          </table:table-cell>
          <table:table-cell table:formula="of:=LEN([.A33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TIN</text:p>
          </table:table-cell>
          <table:table-cell table:formula="of:=LEN([.A34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EIL</text:p>
          </table:table-cell>
          <table:table-cell table:formula="of:=LEN([.A34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ESIE</text:p>
          </table:table-cell>
          <table:table-cell table:formula="of:=LEN([.A34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RIRE</text:p>
          </table:table-cell>
          <table:table-cell table:formula="of:=LEN([.A34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O</text:p>
          </table:table-cell>
          <table:table-cell table:formula="of:=LEN([.A34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</text:p>
          </table:table-cell>
          <table:table-cell table:formula="of:=LEN([.A34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ITE</text:p>
          </table:table-cell>
          <table:table-cell table:formula="of:=LEN([.A34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CHE</text:p>
          </table:table-cell>
          <table:table-cell table:formula="of:=LEN([.A34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TRON</text:p>
          </table:table-cell>
          <table:table-cell table:formula="of:=LEN([.A34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SER</text:p>
          </table:table-cell>
          <table:table-cell table:formula="of:=LEN([.A34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TRE</text:p>
          </table:table-cell>
          <table:table-cell table:formula="of:=LEN([.A35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AME</text:p>
          </table:table-cell>
          <table:table-cell table:formula="of:=LEN([.A35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SER</text:p>
          </table:table-cell>
          <table:table-cell table:formula="of:=LEN([.A35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SER</text:p>
          </table:table-cell>
          <table:table-cell table:formula="of:=LEN([.A35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SSER</text:p>
          </table:table-cell>
          <table:table-cell table:formula="of:=LEN([.A35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OOL</text:p>
          </table:table-cell>
          <table:table-cell table:formula="of:=LEN([.A35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EUR</text:p>
          </table:table-cell>
          <table:table-cell table:formula="of:=LEN([.A35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EUR</text:p>
          </table:table-cell>
          <table:table-cell table:formula="of:=LEN([.A35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TON</text:p>
          </table:table-cell>
          <table:table-cell table:formula="of:=LEN([.A35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</text:p>
          </table:table-cell>
          <table:table-cell table:formula="of:=LEN([.A35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QUER</text:p>
          </table:table-cell>
          <table:table-cell table:formula="of:=LEN([.A36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QURE</text:p>
          </table:table-cell>
          <table:table-cell table:formula="of:=LEN([.A36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LLE</text:p>
          </table:table-cell>
          <table:table-cell table:formula="of:=LEN([.A36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ISIR</text:p>
          </table:table-cell>
          <table:table-cell table:formula="of:=LEN([.A36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LIC</text:p>
          </table:table-cell>
          <table:table-cell table:formula="of:=LEN([.A36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UNIR</text:p>
          </table:table-cell>
          <table:table-cell table:formula="of:=LEN([.A36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IRE</text:p>
          </table:table-cell>
          <table:table-cell table:formula="of:=LEN([.A36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AU</text:p>
          </table:table-cell>
          <table:table-cell table:formula="of:=LEN([.A36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PER</text:p>
          </table:table-cell>
          <table:table-cell table:formula="of:=LEN([.A36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SAGE</text:p>
          </table:table-cell>
          <table:table-cell table:formula="of:=LEN([.A36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MMER</text:p>
          </table:table-cell>
          <table:table-cell table:formula="of:=LEN([.A37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QUE</text:p>
          </table:table-cell>
          <table:table-cell table:formula="of:=LEN([.A37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IR</text:p>
          </table:table-cell>
          <table:table-cell table:formula="of:=LEN([.A37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RER</text:p>
          </table:table-cell>
          <table:table-cell table:formula="of:=LEN([.A37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ERI</text:p>
          </table:table-cell>
          <table:table-cell table:formula="of:=LEN([.A37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ADE</text:p>
          </table:table-cell>
          <table:table-cell table:formula="of:=LEN([.A37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SIER</text:p>
          </table:table-cell>
          <table:table-cell table:formula="of:=LEN([.A37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SIN</text:p>
          </table:table-cell>
          <table:table-cell table:formula="of:=LEN([.A37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INER</text:p>
          </table:table-cell>
          <table:table-cell table:formula="of:=LEN([.A37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ER</text:p>
          </table:table-cell>
          <table:table-cell table:formula="of:=LEN([.A37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IER</text:p>
          </table:table-cell>
          <table:table-cell table:formula="of:=LEN([.A38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CE</text:p>
          </table:table-cell>
          <table:table-cell table:formula="of:=LEN([.A38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ER</text:p>
          </table:table-cell>
          <table:table-cell table:formula="of:=LEN([.A38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URE</text:p>
          </table:table-cell>
          <table:table-cell table:formula="of:=LEN([.A38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DAT</text:p>
          </table:table-cell>
          <table:table-cell table:formula="of:=LEN([.A38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RER</text:p>
          </table:table-cell>
          <table:table-cell table:formula="of:=LEN([.A385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MES</text:p>
          </table:table-cell>
          <table:table-cell table:formula="of:=LEN([.A386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RIE</text:p>
          </table:table-cell>
          <table:table-cell table:formula="of:=LEN([.A38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XAGE</text:p>
          </table:table-cell>
          <table:table-cell table:formula="of:=LEN([.A388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OIR</text:p>
          </table:table-cell>
          <table:table-cell table:formula="of:=LEN([.A389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EIL</text:p>
          </table:table-cell>
          <table:table-cell table:formula="of:=LEN([.A390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VOIR</text:p>
          </table:table-cell>
          <table:table-cell table:formula="of:=LEN([.A391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AGE</text:p>
          </table:table-cell>
          <table:table-cell table:formula="of:=LEN([.A392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OTE</text:p>
          </table:table-cell>
          <table:table-cell table:formula="of:=LEN([.A39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RENE</text:p>
          </table:table-cell>
          <table:table-cell table:formula="of:=LEN([.A394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UILLE</text:p>
          </table:table-cell>
          <table:table-cell table:formula="of:=LEN([.A39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HETER</text:p>
          </table:table-cell>
          <table:table-cell table:formula="of:=LEN([.A39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RICOT</text:p>
          </table:table-cell>
          <table:table-cell table:formula="of:=LEN([.A39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ISSER</text:p>
          </table:table-cell>
          <table:table-cell table:formula="of:=LEN([.A39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ILLE</text:p>
          </table:table-cell>
          <table:table-cell table:formula="of:=LEN([.A39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MEAU</text:p>
          </table:table-cell>
          <table:table-cell table:formula="of:=LEN([.A40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UNEAU</text:p>
          </table:table-cell>
          <table:table-cell table:formula="of:=LEN([.A40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ISINE</text:p>
          </table:table-cell>
          <table:table-cell table:formula="of:=LEN([.A40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MBRE</text:p>
          </table:table-cell>
          <table:table-cell table:formula="of:=LEN([.A40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LIER</text:p>
          </table:table-cell>
          <table:table-cell table:formula="of:=LEN([.A40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CHER</text:p>
          </table:table-cell>
          <table:table-cell table:formula="of:=LEN([.A40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CHE</text:p>
          </table:table-cell>
          <table:table-cell table:formula="of:=LEN([.A40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AU</text:p>
          </table:table-cell>
          <table:table-cell table:formula="of:=LEN([.A40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TURE</text:p>
          </table:table-cell>
          <table:table-cell table:formula="of:=LEN([.A40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AYER</text:p>
          </table:table-cell>
          <table:table-cell table:formula="of:=LEN([.A40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ECIN</text:p>
          </table:table-cell>
          <table:table-cell table:formula="of:=LEN([.A41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TEUR</text:p>
          </table:table-cell>
          <table:table-cell table:formula="of:=LEN([.A41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ULE</text:p>
          </table:table-cell>
          <table:table-cell table:formula="of:=LEN([.A41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UDIER</text:p>
          </table:table-cell>
          <table:table-cell table:formula="of:=LEN([.A41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MOIS</text:p>
          </table:table-cell>
          <table:table-cell table:formula="of:=LEN([.A41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RPRE</text:p>
          </table:table-cell>
          <table:table-cell table:formula="of:=LEN([.A41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LEUR</text:p>
          </table:table-cell>
          <table:table-cell table:formula="of:=LEN([.A41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ULTE</text:p>
          </table:table-cell>
          <table:table-cell table:formula="of:=LEN([.A41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GE</text:p>
          </table:table-cell>
          <table:table-cell table:formula="of:=LEN([.A41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EUR</text:p>
          </table:table-cell>
          <table:table-cell table:formula="of:=LEN([.A41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TER</text:p>
          </table:table-cell>
          <table:table-cell table:formula="of:=LEN([.A42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SON</text:p>
          </table:table-cell>
          <table:table-cell table:formula="of:=LEN([.A42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LAXIE</text:p>
          </table:table-cell>
          <table:table-cell table:formula="of:=LEN([.A42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ETE</text:p>
          </table:table-cell>
          <table:table-cell table:formula="of:=LEN([.A42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NVIER</text:p>
          </table:table-cell>
          <table:table-cell table:formula="of:=LEN([.A42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VRIER</text:p>
          </table:table-cell>
          <table:table-cell table:formula="of:=LEN([.A42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ILLET</text:p>
          </table:table-cell>
          <table:table-cell table:formula="of:=LEN([.A42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OBRE</text:p>
          </table:table-cell>
          <table:table-cell table:formula="of:=LEN([.A42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IETE</text:p>
          </table:table-cell>
          <table:table-cell table:formula="of:=LEN([.A42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ETTE</text:p>
          </table:table-cell>
          <table:table-cell table:formula="of:=LEN([.A42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EINE</text:p>
          </table:table-cell>
          <table:table-cell table:formula="of:=LEN([.A43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RNER</text:p>
          </table:table-cell>
          <table:table-cell table:formula="of:=LEN([.A43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URNAL</text:p>
          </table:table-cell>
          <table:table-cell table:formula="of:=LEN([.A43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URNEE</text:p>
          </table:table-cell>
          <table:table-cell table:formula="of:=LEN([.A43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IER</text:p>
          </table:table-cell>
          <table:table-cell table:formula="of:=LEN([.A43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UNIER</text:p>
          </table:table-cell>
          <table:table-cell table:formula="of:=LEN([.A43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MMIER</text:p>
          </table:table-cell>
          <table:table-cell table:formula="of:=LEN([.A43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RIER</text:p>
          </table:table-cell>
          <table:table-cell table:formula="of:=LEN([.A43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UCHE</text:p>
          </table:table-cell>
          <table:table-cell table:formula="of:=LEN([.A43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REAU</text:p>
          </table:table-cell>
          <table:table-cell table:formula="of:=LEN([.A43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OULE</text:p>
          </table:table-cell>
          <table:table-cell table:formula="of:=LEN([.A44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OTTE</text:p>
          </table:table-cell>
          <table:table-cell table:formula="of:=LEN([.A44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MISE</text:p>
          </table:table-cell>
          <table:table-cell table:formula="of:=LEN([.A44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SSIN</text:p>
          </table:table-cell>
          <table:table-cell table:formula="of:=LEN([.A44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HARPE</text:p>
          </table:table-cell>
          <table:table-cell table:formula="of:=LEN([.A44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TEAU</text:p>
          </table:table-cell>
          <table:table-cell table:formula="of:=LEN([.A44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NETTE</text:p>
          </table:table-cell>
          <table:table-cell table:formula="of:=LEN([.A44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ITARE</text:p>
          </table:table-cell>
          <table:table-cell table:formula="of:=LEN([.A44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VIER</text:p>
          </table:table-cell>
          <table:table-cell table:formula="of:=LEN([.A44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NAIE</text:p>
          </table:table-cell>
          <table:table-cell table:formula="of:=LEN([.A44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SON</text:p>
          </table:table-cell>
          <table:table-cell table:formula="of:=LEN([.A45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CHER</text:p>
          </table:table-cell>
          <table:table-cell table:formula="of:=LEN([.A45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GNET</text:p>
          </table:table-cell>
          <table:table-cell table:formula="of:=LEN([.A45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MNE</text:p>
          </table:table-cell>
          <table:table-cell table:formula="of:=LEN([.A45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YMNASE</text:p>
          </table:table-cell>
          <table:table-cell table:formula="of:=LEN([.A45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ATTRE</text:p>
          </table:table-cell>
          <table:table-cell table:formula="of:=LEN([.A45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SSER</text:p>
          </table:table-cell>
          <table:table-cell table:formula="of:=LEN([.A45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MIERE</text:p>
          </table:table-cell>
          <table:table-cell table:formula="of:=LEN([.A45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ESSE</text:p>
          </table:table-cell>
          <table:table-cell table:formula="of:=LEN([.A45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AGE</text:p>
          </table:table-cell>
          <table:table-cell table:formula="of:=LEN([.A45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CHER</text:p>
          </table:table-cell>
          <table:table-cell table:formula="of:=LEN([.A46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STERE</text:p>
          </table:table-cell>
          <table:table-cell table:formula="of:=LEN([.A46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INER</text:p>
          </table:table-cell>
          <table:table-cell table:formula="of:=LEN([.A46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ADIE</text:p>
          </table:table-cell>
          <table:table-cell table:formula="of:=LEN([.A46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GENCE</text:p>
          </table:table-cell>
          <table:table-cell table:formula="of:=LEN([.A46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USSE</text:p>
          </table:table-cell>
          <table:table-cell table:formula="of:=LEN([.A46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TEAU</text:p>
          </table:table-cell>
          <table:table-cell table:formula="of:=LEN([.A46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SSIER</text:p>
          </table:table-cell>
          <table:table-cell table:formula="of:=LEN([.A46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INTRE</text:p>
          </table:table-cell>
          <table:table-cell table:formula="of:=LEN([.A46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ANGE</text:p>
          </table:table-cell>
          <table:table-cell table:formula="of:=LEN([.A46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URS</text:p>
          </table:table-cell>
          <table:table-cell table:formula="of:=LEN([.A47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IRE</text:p>
          </table:table-cell>
          <table:table-cell table:formula="of:=LEN([.A47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CHE</text:p>
          </table:table-cell>
          <table:table-cell table:formula="of:=LEN([.A47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COCHE</text:p>
          </table:table-cell>
          <table:table-cell table:formula="of:=LEN([.A47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LAS</text:p>
          </table:table-cell>
          <table:table-cell table:formula="of:=LEN([.A47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ULE</text:p>
          </table:table-cell>
          <table:table-cell table:formula="of:=LEN([.A47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YSE</text:p>
          </table:table-cell>
          <table:table-cell table:formula="of:=LEN([.A47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GEBRE</text:p>
          </table:table-cell>
          <table:table-cell table:formula="of:=LEN([.A47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TER</text:p>
          </table:table-cell>
          <table:table-cell table:formula="of:=LEN([.A47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ER</text:p>
          </table:table-cell>
          <table:table-cell table:formula="of:=LEN([.A47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GOGNE</text:p>
          </table:table-cell>
          <table:table-cell table:formula="of:=LEN([.A48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MBER</text:p>
          </table:table-cell>
          <table:table-cell table:formula="of:=LEN([.A48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RAON</text:p>
          </table:table-cell>
          <table:table-cell table:formula="of:=LEN([.A48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LOPER</text:p>
          </table:table-cell>
          <table:table-cell table:formula="of:=LEN([.A48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LULER</text:p>
          </table:table-cell>
          <table:table-cell table:formula="of:=LEN([.A48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URER</text:p>
          </table:table-cell>
          <table:table-cell table:formula="of:=LEN([.A48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URER</text:p>
          </table:table-cell>
          <table:table-cell table:formula="of:=LEN([.A48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NER</text:p>
          </table:table-cell>
          <table:table-cell table:formula="of:=LEN([.A48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UPHIN</text:p>
          </table:table-cell>
          <table:table-cell table:formula="of:=LEN([.A48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RDINE</text:p>
          </table:table-cell>
          <table:table-cell table:formula="of:=LEN([.A48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ANDE</text:p>
          </table:table-cell>
          <table:table-cell table:formula="of:=LEN([.A49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UTOUR</text:p>
          </table:table-cell>
          <table:table-cell table:formula="of:=LEN([.A49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ONGER</text:p>
          </table:table-cell>
          <table:table-cell table:formula="of:=LEN([.A49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E</text:p>
          </table:table-cell>
          <table:table-cell table:formula="of:=LEN([.A49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URRIR</text:p>
          </table:table-cell>
          <table:table-cell table:formula="of:=LEN([.A49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UCHER</text:p>
          </table:table-cell>
          <table:table-cell table:formula="of:=LEN([.A49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UREAU</text:p>
          </table:table-cell>
          <table:table-cell table:formula="of:=LEN([.A49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ION</text:p>
          </table:table-cell>
          <table:table-cell table:formula="of:=LEN([.A49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PLET</text:p>
          </table:table-cell>
          <table:table-cell table:formula="of:=LEN([.A49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GNEE</text:p>
          </table:table-cell>
          <table:table-cell table:formula="of:=LEN([.A49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RER</text:p>
          </table:table-cell>
          <table:table-cell table:formula="of:=LEN([.A50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ETTE</text:p>
          </table:table-cell>
          <table:table-cell table:formula="of:=LEN([.A50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GLAS</text:p>
          </table:table-cell>
          <table:table-cell table:formula="of:=LEN([.A50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ETE</text:p>
          </table:table-cell>
          <table:table-cell table:formula="of:=LEN([.A50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USER</text:p>
          </table:table-cell>
          <table:table-cell table:formula="of:=LEN([.A50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NGLER</text:p>
          </table:table-cell>
          <table:table-cell table:formula="of:=LEN([.A50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STE</text:p>
          </table:table-cell>
          <table:table-cell table:formula="of:=LEN([.A50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RIE</text:p>
          </table:table-cell>
          <table:table-cell table:formula="of:=LEN([.A50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UYERE</text:p>
          </table:table-cell>
          <table:table-cell table:formula="of:=LEN([.A50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ISSON</text:p>
          </table:table-cell>
          <table:table-cell table:formula="of:=LEN([.A50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MBRIC</text:p>
          </table:table-cell>
          <table:table-cell table:formula="of:=LEN([.A51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VEUX</text:p>
          </table:table-cell>
          <table:table-cell table:formula="of:=LEN([.A51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UMER</text:p>
          </table:table-cell>
          <table:table-cell table:formula="of:=LEN([.A51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FFRE</text:p>
          </table:table-cell>
          <table:table-cell table:formula="of:=LEN([.A51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SE</text:p>
          </table:table-cell>
          <table:table-cell table:formula="of:=LEN([.A51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IRE</text:p>
          </table:table-cell>
          <table:table-cell table:formula="of:=LEN([.A51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ER</text:p>
          </table:table-cell>
          <table:table-cell table:formula="of:=LEN([.A51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PENT</text:p>
          </table:table-cell>
          <table:table-cell table:formula="of:=LEN([.A51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CTE</text:p>
          </table:table-cell>
          <table:table-cell table:formula="of:=LEN([.A51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ICAN</text:p>
          </table:table-cell>
          <table:table-cell table:formula="of:=LEN([.A51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RCEAU</text:p>
          </table:table-cell>
          <table:table-cell table:formula="of:=LEN([.A52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VERNE</text:p>
          </table:table-cell>
          <table:table-cell table:formula="of:=LEN([.A52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STROT</text:p>
          </table:table-cell>
          <table:table-cell table:formula="of:=LEN([.A52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ALITE</text:p>
          </table:table-cell>
          <table:table-cell table:formula="of:=LEN([.A52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ERTE</text:p>
          </table:table-cell>
          <table:table-cell table:formula="of:=LEN([.A52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AGE</text:p>
          </table:table-cell>
          <table:table-cell table:formula="of:=LEN([.A52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BARE</text:p>
          </table:table-cell>
          <table:table-cell table:formula="of:=LEN([.A52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DALE</text:p>
          </table:table-cell>
          <table:table-cell table:formula="of:=LEN([.A52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RUTIR</text:p>
          </table:table-cell>
          <table:table-cell table:formula="of:=LEN([.A52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CHET</text:p>
          </table:table-cell>
          <table:table-cell table:formula="of:=LEN([.A52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CHET</text:p>
          </table:table-cell>
          <table:table-cell table:formula="of:=LEN([.A53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MAGE</text:p>
          </table:table-cell>
          <table:table-cell table:formula="of:=LEN([.A53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RICE</text:p>
          </table:table-cell>
          <table:table-cell table:formula="of:=LEN([.A53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ISSE</text:p>
          </table:table-cell>
          <table:table-cell table:formula="of:=LEN([.A53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RER</text:p>
          </table:table-cell>
          <table:table-cell table:formula="of:=LEN([.A53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RRIR</text:p>
          </table:table-cell>
          <table:table-cell table:formula="of:=LEN([.A53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CINE</text:p>
          </table:table-cell>
          <table:table-cell table:formula="of:=LEN([.A53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PAGE</text:p>
          </table:table-cell>
          <table:table-cell table:formula="of:=LEN([.A53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MMAGE</text:p>
          </table:table-cell>
          <table:table-cell table:formula="of:=LEN([.A53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RALE</text:p>
          </table:table-cell>
          <table:table-cell table:formula="of:=LEN([.A53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COLI</text:p>
          </table:table-cell>
          <table:table-cell table:formula="of:=LEN([.A54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TADE</text:p>
          </table:table-cell>
          <table:table-cell table:formula="of:=LEN([.A54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AGE</text:p>
          </table:table-cell>
          <table:table-cell table:formula="of:=LEN([.A54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EUR</text:p>
          </table:table-cell>
          <table:table-cell table:formula="of:=LEN([.A54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ÉMOIRE</text:p>
          </table:table-cell>
          <table:table-cell table:formula="of:=LEN([.A54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EL</text:p>
          </table:table-cell>
          <table:table-cell table:formula="of:=LEN([.A54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UTER</text:p>
          </table:table-cell>
          <table:table-cell table:formula="of:=LEN([.A54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MAGE</text:p>
          </table:table-cell>
          <table:table-cell table:formula="of:=LEN([.A54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ET</text:p>
          </table:table-cell>
          <table:table-cell table:formula="of:=LEN([.A54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BELLE</text:p>
          </table:table-cell>
          <table:table-cell table:formula="of:=LEN([.A54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RNOI</text:p>
          </table:table-cell>
          <table:table-cell table:formula="of:=LEN([.A55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URIE</text:p>
          </table:table-cell>
          <table:table-cell table:formula="of:=LEN([.A55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ASIN</text:p>
          </table:table-cell>
          <table:table-cell table:formula="of:=LEN([.A55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REUR</text:p>
          </table:table-cell>
          <table:table-cell table:formula="of:=LEN([.A55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AGE</text:p>
          </table:table-cell>
          <table:table-cell table:formula="of:=LEN([.A55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ULAGE</text:p>
          </table:table-cell>
          <table:table-cell table:formula="of:=LEN([.A55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LAIN</text:p>
          </table:table-cell>
          <table:table-cell table:formula="of:=LEN([.A55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SSIN</text:p>
          </table:table-cell>
          <table:table-cell table:formula="of:=LEN([.A55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ABLE</text:p>
          </table:table-cell>
          <table:table-cell table:formula="of:=LEN([.A55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YSAGE</text:p>
          </table:table-cell>
          <table:table-cell table:formula="of:=LEN([.A55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</text:p>
          </table:table-cell>
          <table:table-cell table:formula="of:=LEN([.A56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ESSE</text:p>
          </table:table-cell>
          <table:table-cell table:formula="of:=LEN([.A56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STICE</text:p>
          </table:table-cell>
          <table:table-cell table:formula="of:=LEN([.A56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RAIN</text:p>
          </table:table-cell>
          <table:table-cell table:formula="of:=LEN([.A56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AGE</text:p>
          </table:table-cell>
          <table:table-cell table:formula="of:=LEN([.A56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CAGE</text:p>
          </table:table-cell>
          <table:table-cell table:formula="of:=LEN([.A56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RGE</text:p>
          </table:table-cell>
          <table:table-cell table:formula="of:=LEN([.A56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VABLE</text:p>
          </table:table-cell>
          <table:table-cell table:formula="of:=LEN([.A56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RER</text:p>
          </table:table-cell>
          <table:table-cell table:formula="of:=LEN([.A56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ERER</text:p>
          </table:table-cell>
          <table:table-cell table:formula="of:=LEN([.A56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BLE</text:p>
          </table:table-cell>
          <table:table-cell table:formula="of:=LEN([.A57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EBERG</text:p>
          </table:table-cell>
          <table:table-cell table:formula="of:=LEN([.A57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IRE</text:p>
          </table:table-cell>
          <table:table-cell table:formula="of:=LEN([.A57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CARD</text:p>
          </table:table-cell>
          <table:table-cell table:formula="of:=LEN([.A57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RACLE</text:p>
          </table:table-cell>
          <table:table-cell table:formula="of:=LEN([.A57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MEIL</text:p>
          </table:table-cell>
          <table:table-cell table:formula="of:=LEN([.A57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TEUR</text:p>
          </table:table-cell>
          <table:table-cell table:formula="of:=LEN([.A57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TURE</text:p>
          </table:table-cell>
          <table:table-cell table:formula="of:=LEN([.A57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OCE</text:p>
          </table:table-cell>
          <table:table-cell table:formula="of:=LEN([.A57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IQUE</text:p>
          </table:table-cell>
          <table:table-cell table:formula="of:=LEN([.A57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ICAL</text:p>
          </table:table-cell>
          <table:table-cell table:formula="of:=LEN([.A58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LATIR</text:p>
          </table:table-cell>
          <table:table-cell table:formula="of:=LEN([.A58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OGER</text:p>
          </table:table-cell>
          <table:table-cell table:formula="of:=LEN([.A58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UABLE</text:p>
          </table:table-cell>
          <table:table-cell table:formula="of:=LEN([.A58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ONGEE</text:p>
          </table:table-cell>
          <table:table-cell table:formula="of:=LEN([.A58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ATRE</text:p>
          </table:table-cell>
          <table:table-cell table:formula="of:=LEN([.A58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ISTE</text:p>
          </table:table-cell>
          <table:table-cell table:formula="of:=LEN([.A58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ISME</text:p>
          </table:table-cell>
          <table:table-cell table:formula="of:=LEN([.A58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INER</text:p>
          </table:table-cell>
          <table:table-cell table:formula="of:=LEN([.A58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IGEUX</text:p>
          </table:table-cell>
          <table:table-cell table:formula="of:=LEN([.A58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VAL</text:p>
          </table:table-cell>
          <table:table-cell table:formula="of:=LEN([.A59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CIER</text:p>
          </table:table-cell>
          <table:table-cell table:formula="of:=LEN([.A59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IQUE</text:p>
          </table:table-cell>
          <table:table-cell table:formula="of:=LEN([.A59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TIF</text:p>
          </table:table-cell>
          <table:table-cell table:formula="of:=LEN([.A593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ETER</text:p>
          </table:table-cell>
          <table:table-cell table:formula="of:=LEN([.A594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MIER</text:p>
          </table:table-cell>
          <table:table-cell table:formula="of:=LEN([.A595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MANT</text:p>
          </table:table-cell>
          <table:table-cell table:formula="of:=LEN([.A596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ICOT</text:p>
          </table:table-cell>
          <table:table-cell table:formula="of:=LEN([.A597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NDEUR</text:p>
          </table:table-cell>
          <table:table-cell table:formula="of:=LEN([.A598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SER</text:p>
          </table:table-cell>
          <table:table-cell table:formula="of:=LEN([.A599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CHON</text:p>
          </table:table-cell>
          <table:table-cell table:formula="of:=LEN([.A600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E</text:p>
          </table:table-cell>
          <table:table-cell table:formula="of:=LEN([.A601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TIAL</text:p>
          </table:table-cell>
          <table:table-cell table:formula="of:=LEN([.A602]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TEUIL</text:p>
          </table:table-cell>
          <table:table-cell table:formula="of:=LEN([.A60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GOUIN</text:p>
          </table:table-cell>
          <table:table-cell table:formula="of:=LEN([.A60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PHANT</text:p>
          </table:table-cell>
          <table:table-cell table:formula="of:=LEN([.A60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ILOPE</text:p>
          </table:table-cell>
          <table:table-cell table:formula="of:=LEN([.A60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HERE</text:p>
          </table:table-cell>
          <table:table-cell table:formula="of:=LEN([.A60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OURET</text:p>
          </table:table-cell>
          <table:table-cell table:formula="of:=LEN([.A60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UCHOIR</text:p>
          </table:table-cell>
          <table:table-cell table:formula="of:=LEN([.A60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MINEE</text:p>
          </table:table-cell>
          <table:table-cell table:formula="of:=LEN([.A61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E</text:p>
          </table:table-cell>
          <table:table-cell table:formula="of:=LEN([.A61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IME</text:p>
          </table:table-cell>
          <table:table-cell table:formula="of:=LEN([.A61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ÔLE</text:p>
          </table:table-cell>
          <table:table-cell table:formula="of:=LEN([.A61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UEUR</text:p>
          </table:table-cell>
          <table:table-cell table:formula="of:=LEN([.A61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ITE</text:p>
          </table:table-cell>
          <table:table-cell table:formula="of:=LEN([.A61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VEMBRE</text:p>
          </table:table-cell>
          <table:table-cell table:formula="of:=LEN([.A61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EMBRE</text:p>
          </table:table-cell>
          <table:table-cell table:formula="of:=LEN([.A61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MPION</text:p>
          </table:table-cell>
          <table:table-cell table:formula="of:=LEN([.A61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TBALL</text:p>
          </table:table-cell>
          <table:table-cell table:formula="of:=LEN([.A61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BALL</text:p>
          </table:table-cell>
          <table:table-cell table:formula="of:=LEN([.A62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ATION</text:p>
          </table:table-cell>
          <table:table-cell table:formula="of:=LEN([.A62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GBYMAN</text:p>
          </table:table-cell>
          <table:table-cell table:formula="of:=LEN([.A62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ALIER</text:p>
          </table:table-cell>
          <table:table-cell table:formula="of:=LEN([.A62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ISETTE</text:p>
          </table:table-cell>
          <table:table-cell table:formula="of:=LEN([.A62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ATROS</text:p>
          </table:table-cell>
          <table:table-cell table:formula="of:=LEN([.A62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ALON</text:p>
          </table:table-cell>
          <table:table-cell table:formula="of:=LEN([.A62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ERIE</text:p>
          </table:table-cell>
          <table:table-cell table:formula="of:=LEN([.A62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ANDE</text:p>
          </table:table-cell>
          <table:table-cell table:formula="of:=LEN([.A62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DRIER</text:p>
          </table:table-cell>
          <table:table-cell table:formula="of:=LEN([.A62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JEUNER</text:p>
          </table:table-cell>
          <table:table-cell table:formula="of:=LEN([.A63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YMNASTE</text:p>
          </table:table-cell>
          <table:table-cell table:formula="of:=LEN([.A63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ALADE</text:p>
          </table:table-cell>
          <table:table-cell table:formula="of:=LEN([.A63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CELET</text:p>
          </table:table-cell>
          <table:table-cell table:formula="of:=LEN([.A63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FFLER</text:p>
          </table:table-cell>
          <table:table-cell table:formula="of:=LEN([.A63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IRER</text:p>
          </table:table-cell>
          <table:table-cell table:formula="of:=LEN([.A63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IDITE</text:p>
          </table:table-cell>
          <table:table-cell table:formula="of:=LEN([.A63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EILLER</text:p>
          </table:table-cell>
          <table:table-cell table:formula="of:=LEN([.A63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BECILE</text:p>
          </table:table-cell>
          <table:table-cell table:formula="of:=LEN([.A63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USSON</text:p>
          </table:table-cell>
          <table:table-cell table:formula="of:=LEN([.A63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RRIER</text:p>
          </table:table-cell>
          <table:table-cell table:formula="of:=LEN([.A64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IER</text:p>
          </table:table-cell>
          <table:table-cell table:formula="of:=LEN([.A64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IETTE</text:p>
          </table:table-cell>
          <table:table-cell table:formula="of:=LEN([.A64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SEMBLE</text:p>
          </table:table-cell>
          <table:table-cell table:formula="of:=LEN([.A64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ITION</text:p>
          </table:table-cell>
          <table:table-cell table:formula="of:=LEN([.A64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SION</text:p>
          </table:table-cell>
          <table:table-cell table:formula="of:=LEN([.A64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EUR</text:p>
          </table:table-cell>
          <table:table-cell table:formula="of:=LEN([.A64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RAIT</text:p>
          </table:table-cell>
          <table:table-cell table:formula="of:=LEN([.A64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INTURE</text:p>
          </table:table-cell>
          <table:table-cell table:formula="of:=LEN([.A64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TOYER</text:p>
          </table:table-cell>
          <table:table-cell table:formula="of:=LEN([.A64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EUBLE</text:p>
          </table:table-cell>
          <table:table-cell table:formula="of:=LEN([.A65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STOIRE</text:p>
          </table:table-cell>
          <table:table-cell table:formula="of:=LEN([.A65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LOGIE</text:p>
          </table:table-cell>
          <table:table-cell table:formula="of:=LEN([.A65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OLOGIE</text:p>
          </table:table-cell>
          <table:table-cell table:formula="of:=LEN([.A65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CULER</text:p>
          </table:table-cell>
          <table:table-cell table:formula="of:=LEN([.A65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ISINER</text:p>
          </table:table-cell>
          <table:table-cell table:formula="of:=LEN([.A65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REUR</text:p>
          </table:table-cell>
          <table:table-cell table:formula="of:=LEN([.A65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TION</text:p>
          </table:table-cell>
          <table:table-cell table:formula="of:=LEN([.A65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SSURER</text:p>
          </table:table-cell>
          <table:table-cell table:formula="of:=LEN([.A65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UVOIR</text:p>
          </table:table-cell>
          <table:table-cell table:formula="of:=LEN([.A65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NEUR</text:p>
          </table:table-cell>
          <table:table-cell table:formula="of:=LEN([.A66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NAGE</text:p>
          </table:table-cell>
          <table:table-cell table:formula="of:=LEN([.A66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AIGNEE</text:p>
          </table:table-cell>
          <table:table-cell table:formula="of:=LEN([.A66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SCASSE</text:p>
          </table:table-cell>
          <table:table-cell table:formula="of:=LEN([.A66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ERVIER</text:p>
          </table:table-cell>
          <table:table-cell table:formula="of:=LEN([.A66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CLISME</text:p>
          </table:table-cell>
          <table:table-cell table:formula="of:=LEN([.A66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ONOMIE</text:p>
          </table:table-cell>
          <table:table-cell table:formula="of:=LEN([.A66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URE</text:p>
          </table:table-cell>
          <table:table-cell table:formula="of:=LEN([.A66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UTER</text:p>
          </table:table-cell>
          <table:table-cell table:formula="of:=LEN([.A66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OGUE</text:p>
          </table:table-cell>
          <table:table-cell table:formula="of:=LEN([.A66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VIVRE</text:p>
          </table:table-cell>
          <table:table-cell table:formula="of:=LEN([.A67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URRICE</text:p>
          </table:table-cell>
          <table:table-cell table:formula="of:=LEN([.A67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AITER</text:p>
          </table:table-cell>
          <table:table-cell table:formula="of:=LEN([.A67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RERIE</text:p>
          </table:table-cell>
          <table:table-cell table:formula="of:=LEN([.A67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VETTE</text:p>
          </table:table-cell>
          <table:table-cell table:formula="of:=LEN([.A67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NNERRE</text:p>
          </table:table-cell>
          <table:table-cell table:formula="of:=LEN([.A67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COLAT</text:p>
          </table:table-cell>
          <table:table-cell table:formula="of:=LEN([.A67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RCICE</text:p>
          </table:table-cell>
          <table:table-cell table:formula="of:=LEN([.A67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PITRE</text:p>
          </table:table-cell>
          <table:table-cell table:formula="of:=LEN([.A67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SINER</text:p>
          </table:table-cell>
          <table:table-cell table:formula="of:=LEN([.A67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RCE</text:p>
          </table:table-cell>
          <table:table-cell table:formula="of:=LEN([.A68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TIQUE</text:p>
          </table:table-cell>
          <table:table-cell table:formula="of:=LEN([.A68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OCIER</text:p>
          </table:table-cell>
          <table:table-cell table:formula="of:=LEN([.A68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POSER</text:p>
          </table:table-cell>
          <table:table-cell table:formula="of:=LEN([.A68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IENCES</text:p>
          </table:table-cell>
          <table:table-cell table:formula="of:=LEN([.A68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ENDOIR</text:p>
          </table:table-cell>
          <table:table-cell table:formula="of:=LEN([.A68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ON</text:p>
          </table:table-cell>
          <table:table-cell table:formula="of:=LEN([.A68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NHOMME</text:p>
          </table:table-cell>
          <table:table-cell table:formula="of:=LEN([.A68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PTER</text:p>
          </table:table-cell>
          <table:table-cell table:formula="of:=LEN([.A68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NGLEUR</text:p>
          </table:table-cell>
          <table:table-cell table:formula="of:=LEN([.A68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NGLAGE</text:p>
          </table:table-cell>
          <table:table-cell table:formula="of:=LEN([.A69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ILLIR</text:p>
          </table:table-cell>
          <table:table-cell table:formula="of:=LEN([.A69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IGION</text:p>
          </table:table-cell>
          <table:table-cell table:formula="of:=LEN([.A69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EINDRE</text:p>
          </table:table-cell>
          <table:table-cell table:formula="of:=LEN([.A69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ET</text:p>
          </table:table-cell>
          <table:table-cell table:formula="of:=LEN([.A69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IEUR</text:p>
          </table:table-cell>
          <table:table-cell table:formula="of:=LEN([.A69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ORMIR</text:p>
          </table:table-cell>
          <table:table-cell table:formula="of:=LEN([.A69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DUIRE</text:p>
          </table:table-cell>
          <table:table-cell table:formula="of:=LEN([.A69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UMETTE</text:p>
          </table:table-cell>
          <table:table-cell table:formula="of:=LEN([.A69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LANGE</text:p>
          </table:table-cell>
          <table:table-cell table:formula="of:=LEN([.A69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DENTIF</text:p>
          </table:table-cell>
          <table:table-cell table:formula="of:=LEN([.A70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ENTER</text:p>
          </table:table-cell>
          <table:table-cell table:formula="of:=LEN([.A70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ICHER</text:p>
          </table:table-cell>
          <table:table-cell table:formula="of:=LEN([.A70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TISTE</text:p>
          </table:table-cell>
          <table:table-cell table:formula="of:=LEN([.A70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ERRIR</text:p>
          </table:table-cell>
          <table:table-cell table:formula="of:=LEN([.A70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QUEBOT</text:p>
          </table:table-cell>
          <table:table-cell table:formula="of:=LEN([.A70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IGUER</text:p>
          </table:table-cell>
          <table:table-cell table:formula="of:=LEN([.A70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ALE</text:p>
          </table:table-cell>
          <table:table-cell table:formula="of:=LEN([.A70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TABAGA</text:p>
          </table:table-cell>
          <table:table-cell table:formula="of:=LEN([.A70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GUISER</text:p>
          </table:table-cell>
          <table:table-cell table:formula="of:=LEN([.A70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RISIER</text:p>
          </table:table-cell>
          <table:table-cell table:formula="of:=LEN([.A71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R</text:p>
          </table:table-cell>
          <table:table-cell table:formula="of:=LEN([.A71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COURS</text:p>
          </table:table-cell>
          <table:table-cell table:formula="of:=LEN([.A71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QUER</text:p>
          </table:table-cell>
          <table:table-cell table:formula="of:=LEN([.A71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LOMANE</text:p>
          </table:table-cell>
          <table:table-cell table:formula="of:=LEN([.A71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ROMANE</text:p>
          </table:table-cell>
          <table:table-cell table:formula="of:=LEN([.A71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UTANT</text:p>
          </table:table-cell>
          <table:table-cell table:formula="of:=LEN([.A71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INER</text:p>
          </table:table-cell>
          <table:table-cell table:formula="of:=LEN([.A71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CLIER</text:p>
          </table:table-cell>
          <table:table-cell table:formula="of:=LEN([.A71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URIER</text:p>
          </table:table-cell>
          <table:table-cell table:formula="of:=LEN([.A71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ALETE</text:p>
          </table:table-cell>
          <table:table-cell table:formula="of:=LEN([.A72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AGER</text:p>
          </table:table-cell>
          <table:table-cell table:formula="of:=LEN([.A72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ONCEAU</text:p>
          </table:table-cell>
          <table:table-cell table:formula="of:=LEN([.A72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QUILLE</text:p>
          </table:table-cell>
          <table:table-cell table:formula="of:=LEN([.A72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RANDIR</text:p>
          </table:table-cell>
          <table:table-cell table:formula="of:=LEN([.A72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ABLE</text:p>
          </table:table-cell>
          <table:table-cell table:formula="of:=LEN([.A72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ESSER</text:p>
          </table:table-cell>
          <table:table-cell table:formula="of:=LEN([.A72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TRINE</text:p>
          </table:table-cell>
          <table:table-cell table:formula="of:=LEN([.A72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E</text:p>
          </table:table-cell>
          <table:table-cell table:formula="of:=LEN([.A72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IDENT</text:p>
          </table:table-cell>
          <table:table-cell table:formula="of:=LEN([.A72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IDENT</text:p>
          </table:table-cell>
          <table:table-cell table:formula="of:=LEN([.A73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RENTI</text:p>
          </table:table-cell>
          <table:table-cell table:formula="of:=LEN([.A73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ATURE</text:p>
          </table:table-cell>
          <table:table-cell table:formula="of:=LEN([.A73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ORTER</text:p>
          </table:table-cell>
          <table:table-cell table:formula="of:=LEN([.A73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DARME</text:p>
          </table:table-cell>
          <table:table-cell table:formula="of:=LEN([.A73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IER</text:p>
          </table:table-cell>
          <table:table-cell table:formula="of:=LEN([.A73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RAINE</text:p>
          </table:table-cell>
          <table:table-cell table:formula="of:=LEN([.A73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ALE</text:p>
          </table:table-cell>
          <table:table-cell table:formula="of:=LEN([.A73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TRERIE</text:p>
          </table:table-cell>
          <table:table-cell table:formula="of:=LEN([.A73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RGER</text:p>
          </table:table-cell>
          <table:table-cell table:formula="of:=LEN([.A73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BLE</text:p>
          </table:table-cell>
          <table:table-cell table:formula="of:=LEN([.A74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ERAGE</text:p>
          </table:table-cell>
          <table:table-cell table:formula="of:=LEN([.A74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OLADE</text:p>
          </table:table-cell>
          <table:table-cell table:formula="of:=LEN([.A74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UTEUSE</text:p>
          </table:table-cell>
          <table:table-cell table:formula="of:=LEN([.A74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RACULE</text:p>
          </table:table-cell>
          <table:table-cell table:formula="of:=LEN([.A74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PHELIN</text:p>
          </table:table-cell>
          <table:table-cell table:formula="of:=LEN([.A74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ER</text:p>
          </table:table-cell>
          <table:table-cell table:formula="of:=LEN([.A74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RTER</text:p>
          </table:table-cell>
          <table:table-cell table:formula="of:=LEN([.A74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OULER</text:p>
          </table:table-cell>
          <table:table-cell table:formula="of:=LEN([.A74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R</text:p>
          </table:table-cell>
          <table:table-cell table:formula="of:=LEN([.A74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IABLE</text:p>
          </table:table-cell>
          <table:table-cell table:formula="of:=LEN([.A75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ERNEL</text:p>
          </table:table-cell>
          <table:table-cell table:formula="of:=LEN([.A75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NEL</text:p>
          </table:table-cell>
          <table:table-cell table:formula="of:=LEN([.A75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ONADE</text:p>
          </table:table-cell>
          <table:table-cell table:formula="of:=LEN([.A75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OLOGIE</text:p>
          </table:table-cell>
          <table:table-cell table:formula="of:=LEN([.A75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MANITE</text:p>
          </table:table-cell>
          <table:table-cell table:formula="of:=LEN([.A75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AIRE</text:p>
          </table:table-cell>
          <table:table-cell table:formula="of:=LEN([.A75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RIE</text:p>
          </table:table-cell>
          <table:table-cell table:formula="of:=LEN([.A75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PASON</text:p>
          </table:table-cell>
          <table:table-cell table:formula="of:=LEN([.A75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SIBLE</text:p>
          </table:table-cell>
          <table:table-cell table:formula="of:=LEN([.A75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ACRE</text:p>
          </table:table-cell>
          <table:table-cell table:formula="of:=LEN([.A76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ANGLE</text:p>
          </table:table-cell>
          <table:table-cell table:formula="of:=LEN([.A76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ANCE</text:p>
          </table:table-cell>
          <table:table-cell table:formula="of:=LEN([.A76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ORITE</text:p>
          </table:table-cell>
          <table:table-cell table:formula="of:=LEN([.A76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TTAGE</text:p>
          </table:table-cell>
          <table:table-cell table:formula="of:=LEN([.A76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HICULE</text:p>
          </table:table-cell>
          <table:table-cell table:formula="of:=LEN([.A76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ONGEUR</text:p>
          </table:table-cell>
          <table:table-cell table:formula="of:=LEN([.A76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ICIEN</text:p>
          </table:table-cell>
          <table:table-cell table:formula="of:=LEN([.A76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UNATRE</text:p>
          </table:table-cell>
          <table:table-cell table:formula="of:=LEN([.A76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EUATRE</text:p>
          </table:table-cell>
          <table:table-cell table:formula="of:=LEN([.A76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QUARIUM</text:p>
          </table:table-cell>
          <table:table-cell table:formula="of:=LEN([.A77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STERIE</text:p>
          </table:table-cell>
          <table:table-cell table:formula="of:=LEN([.A77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ULINER</text:p>
          </table:table-cell>
          <table:table-cell table:formula="of:=LEN([.A77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ULINET</text:p>
          </table:table-cell>
          <table:table-cell table:formula="of:=LEN([.A77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INAGE</text:p>
          </table:table-cell>
          <table:table-cell table:formula="of:=LEN([.A77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INEUR</text:p>
          </table:table-cell>
          <table:table-cell table:formula="of:=LEN([.A77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DEUR</text:p>
          </table:table-cell>
          <table:table-cell table:formula="of:=LEN([.A77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VERNAL</text:p>
          </table:table-cell>
          <table:table-cell table:formula="of:=LEN([.A77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ANTIE</text:p>
          </table:table-cell>
          <table:table-cell table:formula="of:=LEN([.A77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ANTIR</text:p>
          </table:table-cell>
          <table:table-cell table:formula="of:=LEN([.A779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CIERE</text:p>
          </table:table-cell>
          <table:table-cell table:formula="of:=LEN([.A780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EILLON</text:p>
          </table:table-cell>
          <table:table-cell table:formula="of:=LEN([.A781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IAL</text:p>
          </table:table-cell>
          <table:table-cell table:formula="of:=LEN([.A782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OTAGE</text:p>
          </table:table-cell>
          <table:table-cell table:formula="of:=LEN([.A783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ANTAGE</text:p>
          </table:table-cell>
          <table:table-cell table:formula="of:=LEN([.A784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QUETTE</text:p>
          </table:table-cell>
          <table:table-cell table:formula="of:=LEN([.A785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ILLON</text:p>
          </table:table-cell>
          <table:table-cell table:formula="of:=LEN([.A786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TTAGE</text:p>
          </table:table-cell>
          <table:table-cell table:formula="of:=LEN([.A787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AL</text:p>
          </table:table-cell>
          <table:table-cell table:formula="of:=LEN([.A788]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ESSE</text:p>
          </table:table-cell>
          <table:table-cell table:formula="of:=LEN([.A789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MPOING</text:p>
          </table:table-cell>
          <table:table-cell table:formula="of:=LEN([.A790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IDENT</text:p>
          </table:table-cell>
          <table:table-cell table:formula="of:=LEN([.A79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PHONE</text:p>
          </table:table-cell>
          <table:table-cell table:formula="of:=LEN([.A792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RMACIE</text:p>
          </table:table-cell>
          <table:table-cell table:formula="of:=LEN([.A793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TRESSE</text:p>
          </table:table-cell>
          <table:table-cell table:formula="of:=LEN([.A794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E</text:p>
          </table:table-cell>
          <table:table-cell table:formula="of:=LEN([.A795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LPTURE</text:p>
          </table:table-cell>
          <table:table-cell table:formula="of:=LEN([.A796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ISSANCE</text:p>
          </table:table-cell>
          <table:table-cell table:formula="of:=LEN([.A797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ME</text:p>
          </table:table-cell>
          <table:table-cell table:formula="of:=LEN([.A798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TEMBRE</text:p>
          </table:table-cell>
          <table:table-cell table:formula="of:=LEN([.A799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LEYEUR</text:p>
          </table:table-cell>
          <table:table-cell table:formula="of:=LEN([.A800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KETEUR</text:p>
          </table:table-cell>
          <table:table-cell table:formula="of:=LEN([.A80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NISMAN</text:p>
          </table:table-cell>
          <table:table-cell table:formula="of:=LEN([.A802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TAIGNE</text:p>
          </table:table-cell>
          <table:table-cell table:formula="of:=LEN([.A803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ISETIER</text:p>
          </table:table-cell>
          <table:table-cell table:formula="of:=LEN([.A804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USETTE</text:p>
          </table:table-cell>
          <table:table-cell table:formula="of:=LEN([.A805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USSURE</text:p>
          </table:table-cell>
          <table:table-cell table:formula="of:=LEN([.A806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MPETTE</text:p>
          </table:table-cell>
          <table:table-cell table:formula="of:=LEN([.A807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XOPHONE</text:p>
          </table:table-cell>
          <table:table-cell table:formula="of:=LEN([.A808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CHERIE</text:p>
          </table:table-cell>
          <table:table-cell table:formula="of:=LEN([.A809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LANGER</text:p>
          </table:table-cell>
          <table:table-cell table:formula="of:=LEN([.A810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EMPS</text:p>
          </table:table-cell>
          <table:table-cell table:formula="of:=LEN([.A81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GARETTE</text:p>
          </table:table-cell>
          <table:table-cell table:formula="of:=LEN([.A812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OUETTE</text:p>
          </table:table-cell>
          <table:table-cell table:formula="of:=LEN([.A813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DELLE</text:p>
          </table:table-cell>
          <table:table-cell table:formula="of:=LEN([.A814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SEROLE</text:p>
          </table:table-cell>
          <table:table-cell table:formula="of:=LEN([.A815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ASTIQUE</text:p>
          </table:table-cell>
          <table:table-cell table:formula="of:=LEN([.A816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INETTE</text:p>
          </table:table-cell>
          <table:table-cell table:formula="of:=LEN([.A817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LAGE</text:p>
          </table:table-cell>
          <table:table-cell table:formula="of:=LEN([.A818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LEUR</text:p>
          </table:table-cell>
          <table:table-cell table:formula="of:=LEN([.A819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ELOPPE</text:p>
          </table:table-cell>
          <table:table-cell table:formula="of:=LEN([.A820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LIGNER</text:p>
          </table:table-cell>
          <table:table-cell table:formula="of:=LEN([.A82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ION</text:p>
          </table:table-cell>
          <table:table-cell table:formula="of:=LEN([.A822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SEIGNER</text:p>
          </table:table-cell>
          <table:table-cell table:formula="of:=LEN([.A823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RUIRE</text:p>
          </table:table-cell>
          <table:table-cell table:formula="of:=LEN([.A824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ANGLE</text:p>
          </table:table-cell>
          <table:table-cell table:formula="of:=LEN([.A825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TEILLE</text:p>
          </table:table-cell>
          <table:table-cell table:formula="of:=LEN([.A826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TION</text:p>
          </table:table-cell>
          <table:table-cell table:formula="of:=LEN([.A827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UCTURE</text:p>
          </table:table-cell>
          <table:table-cell table:formula="of:=LEN([.A828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METRIE</text:p>
          </table:table-cell>
          <table:table-cell table:formula="of:=LEN([.A829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UMIERE</text:p>
          </table:table-cell>
          <table:table-cell table:formula="of:=LEN([.A830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ISINIER</text:p>
          </table:table-cell>
          <table:table-cell table:formula="of:=LEN([.A83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QUEREAU</text:p>
          </table:table-cell>
          <table:table-cell table:formula="of:=LEN([.A832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ETTE</text:p>
          </table:table-cell>
          <table:table-cell table:formula="of:=LEN([.A833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ILLAUD</text:p>
          </table:table-cell>
          <table:table-cell table:formula="of:=LEN([.A834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STIQUE</text:p>
          </table:table-cell>
          <table:table-cell table:formula="of:=LEN([.A835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ORDEON</text:p>
          </table:table-cell>
          <table:table-cell table:formula="of:=LEN([.A836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</text:p>
          </table:table-cell>
          <table:table-cell table:formula="of:=LEN([.A837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TENSILE</text:p>
          </table:table-cell>
          <table:table-cell table:formula="of:=LEN([.A838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OGUER</text:p>
          </table:table-cell>
          <table:table-cell table:formula="of:=LEN([.A839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OLOGUE</text:p>
          </table:table-cell>
          <table:table-cell table:formula="of:=LEN([.A840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BERGINE</text:p>
          </table:table-cell>
          <table:table-cell table:formula="of:=LEN([.A84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RGETTE</text:p>
          </table:table-cell>
          <table:table-cell table:formula="of:=LEN([.A842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TURE</text:p>
          </table:table-cell>
          <table:table-cell table:formula="of:=LEN([.A843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REVISSE</text:p>
          </table:table-cell>
          <table:table-cell table:formula="of:=LEN([.A844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MBOISE</text:p>
          </table:table-cell>
          <table:table-cell table:formula="of:=LEN([.A845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CTARINE</text:p>
          </table:table-cell>
          <table:table-cell table:formula="of:=LEN([.A846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ICIEUX</text:p>
          </table:table-cell>
          <table:table-cell table:formula="of:=LEN([.A847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MMAIRE</text:p>
          </table:table-cell>
          <table:table-cell table:formula="of:=LEN([.A848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EUR</text:p>
          </table:table-cell>
          <table:table-cell table:formula="of:=LEN([.A849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RIEUR</text:p>
          </table:table-cell>
          <table:table-cell table:formula="of:=LEN([.A850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EXION</text:p>
          </table:table-cell>
          <table:table-cell table:formula="of:=LEN([.A85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PITEAU</text:p>
          </table:table-cell>
          <table:table-cell table:formula="of:=LEN([.A852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GENIEUR</text:p>
          </table:table-cell>
          <table:table-cell table:formula="of:=LEN([.A853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ETTE</text:p>
          </table:table-cell>
          <table:table-cell table:formula="of:=LEN([.A854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QUETIN</text:p>
          </table:table-cell>
          <table:table-cell table:formula="of:=LEN([.A855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ELISQUE</text:p>
          </table:table-cell>
          <table:table-cell table:formula="of:=LEN([.A856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RECOTE</text:p>
          </table:table-cell>
          <table:table-cell table:formula="of:=LEN([.A857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ENTER</text:p>
          </table:table-cell>
          <table:table-cell table:formula="of:=LEN([.A858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UMETTE</text:p>
          </table:table-cell>
          <table:table-cell table:formula="of:=LEN([.A859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NULAIRE</text:p>
          </table:table-cell>
          <table:table-cell table:formula="of:=LEN([.A860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METURE</text:p>
          </table:table-cell>
          <table:table-cell table:formula="of:=LEN([.A86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ILLIERE</text:p>
          </table:table-cell>
          <table:table-cell table:formula="of:=LEN([.A862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ROCHER</text:p>
          </table:table-cell>
          <table:table-cell table:formula="of:=LEN([.A863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ROBATE</text:p>
          </table:table-cell>
          <table:table-cell table:formula="of:=LEN([.A864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DAQUIN</text:p>
          </table:table-cell>
          <table:table-cell table:formula="of:=LEN([.A865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ICHAGE</text:p>
          </table:table-cell>
          <table:table-cell table:formula="of:=LEN([.A866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RTION</text:p>
          </table:table-cell>
          <table:table-cell table:formula="of:=LEN([.A867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RNEVIS</text:p>
          </table:table-cell>
          <table:table-cell table:formula="of:=LEN([.A868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SSIERE</text:p>
          </table:table-cell>
          <table:table-cell table:formula="of:=LEN([.A869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ISIERE</text:p>
          </table:table-cell>
          <table:table-cell table:formula="of:=LEN([.A870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QUILLER</text:p>
          </table:table-cell>
          <table:table-cell table:formula="of:=LEN([.A87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SENLIT</text:p>
          </table:table-cell>
          <table:table-cell table:formula="of:=LEN([.A872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MORISER</text:p>
          </table:table-cell>
          <table:table-cell table:formula="of:=LEN([.A873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COURIR</text:p>
          </table:table-cell>
          <table:table-cell table:formula="of:=LEN([.A874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ATURE</text:p>
          </table:table-cell>
          <table:table-cell table:formula="of:=LEN([.A875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THOMANE</text:p>
          </table:table-cell>
          <table:table-cell table:formula="of:=LEN([.A876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VALIER</text:p>
          </table:table-cell>
          <table:table-cell table:formula="of:=LEN([.A877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TAIRE</text:p>
          </table:table-cell>
          <table:table-cell table:formula="of:=LEN([.A878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NITURE</text:p>
          </table:table-cell>
          <table:table-cell table:formula="of:=LEN([.A879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ENAGER</text:p>
          </table:table-cell>
          <table:table-cell table:formula="of:=LEN([.A880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IQUER</text:p>
          </table:table-cell>
          <table:table-cell table:formula="of:=LEN([.A88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STICIER</text:p>
          </table:table-cell>
          <table:table-cell table:formula="of:=LEN([.A882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RAISON</text:p>
          </table:table-cell>
          <table:table-cell table:formula="of:=LEN([.A883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GEABLE</text:p>
          </table:table-cell>
          <table:table-cell table:formula="of:=LEN([.A884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RABLE</text:p>
          </table:table-cell>
          <table:table-cell table:formula="of:=LEN([.A885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ERABLE</text:p>
          </table:table-cell>
          <table:table-cell table:formula="of:=LEN([.A886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TABLE</text:p>
          </table:table-cell>
          <table:table-cell table:formula="of:=LEN([.A887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TANCE</text:p>
          </table:table-cell>
          <table:table-cell table:formula="of:=LEN([.A888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ISTER</text:p>
          </table:table-cell>
          <table:table-cell table:formula="of:=LEN([.A889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ANENT</text:p>
          </table:table-cell>
          <table:table-cell table:formula="of:=LEN([.A890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IRE</text:p>
          </table:table-cell>
          <table:table-cell table:formula="of:=LEN([.A89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ISSELLE</text:p>
          </table:table-cell>
          <table:table-cell table:formula="of:=LEN([.A892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UTILLER</text:p>
          </table:table-cell>
          <table:table-cell table:formula="of:=LEN([.A893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UCATEUR</text:p>
          </table:table-cell>
          <table:table-cell table:formula="of:=LEN([.A894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UCATION</text:p>
          </table:table-cell>
          <table:table-cell table:formula="of:=LEN([.A895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ERVER</text:p>
          </table:table-cell>
          <table:table-cell table:formula="of:=LEN([.A896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OULAGE</text:p>
          </table:table-cell>
          <table:table-cell table:formula="of:=LEN([.A897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TIVITE</text:p>
          </table:table-cell>
          <table:table-cell table:formula="of:=LEN([.A898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BRATION</text:p>
          </table:table-cell>
          <table:table-cell table:formula="of:=LEN([.A899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ARITE</text:p>
          </table:table-cell>
          <table:table-cell table:formula="of:=LEN([.A900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OCITE</text:p>
          </table:table-cell>
          <table:table-cell table:formula="of:=LEN([.A90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UARIAT</text:p>
          </table:table-cell>
          <table:table-cell table:formula="of:=LEN([.A902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ANIQUE</text:p>
          </table:table-cell>
          <table:table-cell table:formula="of:=LEN([.A903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LLENT</text:p>
          </table:table-cell>
          <table:table-cell table:formula="of:=LEN([.A904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MANISME</text:p>
          </table:table-cell>
          <table:table-cell table:formula="of:=LEN([.A905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MANISTE</text:p>
          </table:table-cell>
          <table:table-cell table:formula="of:=LEN([.A906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DITION</text:p>
          </table:table-cell>
          <table:table-cell table:formula="of:=LEN([.A907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STEMENT</text:p>
          </table:table-cell>
          <table:table-cell table:formula="of:=LEN([.A908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TRIQUE</text:p>
          </table:table-cell>
          <table:table-cell table:formula="of:=LEN([.A909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RABLE</text:p>
          </table:table-cell>
          <table:table-cell table:formula="of:=LEN([.A910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LEMENT</text:p>
          </table:table-cell>
          <table:table-cell table:formula="of:=LEN([.A91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table:formula="of:=LEN([.A912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ORABLE</text:p>
          </table:table-cell>
          <table:table-cell table:formula="of:=LEN([.A913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ACRER</text:p>
          </table:table-cell>
          <table:table-cell table:formula="of:=LEN([.A914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RBOIRE</text:p>
          </table:table-cell>
          <table:table-cell table:formula="of:=LEN([.A915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YLOPHONE</text:p>
          </table:table-cell>
          <table:table-cell table:formula="of:=LEN([.A916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STIVITE</text:p>
          </table:table-cell>
          <table:table-cell table:formula="of:=LEN([.A917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DICIEUX</text:p>
          </table:table-cell>
          <table:table-cell table:formula="of:=LEN([.A918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JOINDRE</text:p>
          </table:table-cell>
          <table:table-cell table:formula="of:=LEN([.A919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USCULE</text:p>
          </table:table-cell>
          <table:table-cell table:formula="of:=LEN([.A920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SCULE</text:p>
          </table:table-cell>
          <table:table-cell table:formula="of:=LEN([.A92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ISSIER</text:p>
          </table:table-cell>
          <table:table-cell table:formula="of:=LEN([.A922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UFFEUR</text:p>
          </table:table-cell>
          <table:table-cell table:formula="of:=LEN([.A923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UFFAGE</text:p>
          </table:table-cell>
          <table:table-cell table:formula="of:=LEN([.A924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GEATRE</text:p>
          </table:table-cell>
          <table:table-cell table:formula="of:=LEN([.A925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OCRITE</text:p>
          </table:table-cell>
          <table:table-cell table:formula="of:=LEN([.A926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ENNITE</text:p>
          </table:table-cell>
          <table:table-cell table:formula="of:=LEN([.A927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ONGEOIR</text:p>
          </table:table-cell>
          <table:table-cell table:formula="of:=LEN([.A928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LEMENT</text:p>
          </table:table-cell>
          <table:table-cell table:formula="of:=LEN([.A929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UVEMENT</text:p>
          </table:table-cell>
          <table:table-cell table:formula="of:=LEN([.A930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NAMIQUE</text:p>
          </table:table-cell>
          <table:table-cell table:formula="of:=LEN([.A93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NAMISME</text:p>
          </table:table-cell>
          <table:table-cell table:formula="of:=LEN([.A932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ITIF</text:p>
          </table:table-cell>
          <table:table-cell table:formula="of:=LEN([.A933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ARFAIT</text:p>
          </table:table-cell>
          <table:table-cell table:formula="of:=LEN([.A934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AGISTE</text:p>
          </table:table-cell>
          <table:table-cell table:formula="of:=LEN([.A935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NCHEUR</text:p>
          </table:table-cell>
          <table:table-cell table:formula="of:=LEN([.A936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MNALE</text:p>
          </table:table-cell>
          <table:table-cell table:formula="of:=LEN([.A937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TERNEL</text:p>
          </table:table-cell>
          <table:table-cell table:formula="of:=LEN([.A938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UTANTE</text:p>
          </table:table-cell>
          <table:table-cell table:formula="of:=LEN([.A939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IAGE</text:p>
          </table:table-cell>
          <table:table-cell table:formula="of:=LEN([.A940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L</text:p>
          </table:table-cell>
          <table:table-cell table:formula="of:=LEN([.A94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IEMMENT</text:p>
          </table:table-cell>
          <table:table-cell table:formula="of:=LEN([.A942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ACHNEEN</text:p>
          </table:table-cell>
          <table:table-cell table:formula="of:=LEN([.A943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LLELE</text:p>
          </table:table-cell>
          <table:table-cell table:formula="of:=LEN([.A944])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UTERELLE</text:p>
          </table:table-cell>
          <table:table-cell table:formula="of:=LEN([.A945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VISION</text:p>
          </table:table-cell>
          <table:table-cell table:formula="of:=LEN([.A946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UBLIQUE</text:p>
          </table:table-cell>
          <table:table-cell table:formula="of:=LEN([.A947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CAMENT</text:p>
          </table:table-cell>
          <table:table-cell table:formula="of:=LEN([.A948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RMACIEN</text:p>
          </table:table-cell>
          <table:table-cell table:formula="of:=LEN([.A949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TEUR</text:p>
          </table:table-cell>
          <table:table-cell table:formula="of:=LEN([.A950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E</text:p>
          </table:table-cell>
          <table:table-cell table:formula="of:=LEN([.A951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ERIENCE</text:p>
          </table:table-cell>
          <table:table-cell table:formula="of:=LEN([.A952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LEYBALL</text:p>
          </table:table-cell>
          <table:table-cell table:formula="of:=LEN([.A953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KETBALL</text:p>
          </table:table-cell>
          <table:table-cell table:formula="of:=LEN([.A954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RINETTE</text:p>
          </table:table-cell>
          <table:table-cell table:formula="of:=LEN([.A955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ALADEUR</text:p>
          </table:table-cell>
          <table:table-cell table:formula="of:=LEN([.A956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DELIER</text:p>
          </table:table-cell>
          <table:table-cell table:formula="of:=LEN([.A957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MADAIRE</text:p>
          </table:table-cell>
          <table:table-cell table:formula="of:=LEN([.A958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LIGNEUR</text:p>
          </table:table-cell>
          <table:table-cell table:formula="of:=LEN([.A959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CHETTE</text:p>
          </table:table-cell>
          <table:table-cell table:formula="of:=LEN([.A960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RURGIEN</text:p>
          </table:table-cell>
          <table:table-cell table:formula="of:=LEN([.A961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ILRLANDE</text:p>
          </table:table-cell>
          <table:table-cell table:formula="of:=LEN([.A962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NTENANT</text:p>
          </table:table-cell>
          <table:table-cell table:formula="of:=LEN([.A963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GRAPHIE</text:p>
          </table:table-cell>
          <table:table-cell table:formula="of:=LEN([.A964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ILLER</text:p>
          </table:table-cell>
          <table:table-cell table:formula="of:=LEN([.A965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UMONETTE</text:p>
          </table:table-cell>
          <table:table-cell table:formula="of:=LEN([.A966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OSSERIE</text:p>
          </table:table-cell>
          <table:table-cell table:formula="of:=LEN([.A967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QUILLAGE</text:p>
          </table:table-cell>
          <table:table-cell table:formula="of:=LEN([.A968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ENAIRE</text:p>
          </table:table-cell>
          <table:table-cell table:formula="of:=LEN([.A969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ISANTER</text:p>
          </table:table-cell>
          <table:table-cell table:formula="of:=LEN([.A970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USSION</text:p>
          </table:table-cell>
          <table:table-cell table:formula="of:=LEN([.A971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GRAPHE</text:p>
          </table:table-cell>
          <table:table-cell table:formula="of:=LEN([.A972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UPLET</text:p>
          </table:table-cell>
          <table:table-cell table:formula="of:=LEN([.A973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NTUPLET</text:p>
          </table:table-cell>
          <table:table-cell table:formula="of:=LEN([.A974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TAMARRE</text:p>
          </table:table-cell>
          <table:table-cell table:formula="of:=LEN([.A975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ERCEVOIR</text:p>
          </table:table-cell>
          <table:table-cell table:formula="of:=LEN([.A976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ILLOIRE</text:p>
          </table:table-cell>
          <table:table-cell table:formula="of:=LEN([.A977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ILLOTTE</text:p>
          </table:table-cell>
          <table:table-cell table:formula="of:=LEN([.A978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ERISQUE</text:p>
          </table:table-cell>
          <table:table-cell table:formula="of:=LEN([.A979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DALISER</text:p>
          </table:table-cell>
          <table:table-cell table:formula="of:=LEN([.A980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VERTURE</text:p>
          </table:table-cell>
          <table:table-cell table:formula="of:=LEN([.A981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DUCTION</text:p>
          </table:table-cell>
          <table:table-cell table:formula="of:=LEN([.A982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UILLETER</text:p>
          </table:table-cell>
          <table:table-cell table:formula="of:=LEN([.A983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ISISSURE</text:p>
          </table:table-cell>
          <table:table-cell table:formula="of:=LEN([.A984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QUILLAGE</text:p>
          </table:table-cell>
          <table:table-cell table:formula="of:=LEN([.A985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CATION</text:p>
          </table:table-cell>
          <table:table-cell table:formula="of:=LEN([.A986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ASINIER</text:p>
          </table:table-cell>
          <table:table-cell table:formula="of:=LEN([.A987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YSALIDE</text:p>
          </table:table-cell>
          <table:table-cell table:formula="of:=LEN([.A988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INTILLER</text:p>
          </table:table-cell>
          <table:table-cell table:formula="of:=LEN([.A989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ENAGEUR</text:p>
          </table:table-cell>
          <table:table-cell table:formula="of:=LEN([.A990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CHARGER</text:p>
          </table:table-cell>
          <table:table-cell table:formula="of:=LEN([.A991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MENT</text:p>
          </table:table-cell>
          <table:table-cell table:formula="of:=LEN([.A992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FFISANCE</text:p>
          </table:table-cell>
          <table:table-cell table:formula="of:=LEN([.A993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MER</text:p>
          </table:table-cell>
          <table:table-cell table:formula="of:=LEN([.A994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GNEMENT</text:p>
          </table:table-cell>
          <table:table-cell table:formula="of:=LEN([.A995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PTABLE</text:p>
          </table:table-cell>
          <table:table-cell table:formula="of:=LEN([.A996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YSAGISTE</text:p>
          </table:table-cell>
          <table:table-cell table:formula="of:=LEN([.A997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IRE</text:p>
          </table:table-cell>
          <table:table-cell table:formula="of:=LEN([.A998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ONDEUR</text:p>
          </table:table-cell>
          <table:table-cell table:formula="of:=LEN([.A999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IDENTEL</text:p>
          </table:table-cell>
          <table:table-cell table:formula="of:=LEN([.A1000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ROUILLE</text:p>
          </table:table-cell>
          <table:table-cell table:formula="of:=LEN([.A1001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RAINAGE</text:p>
          </table:table-cell>
          <table:table-cell table:formula="of:=LEN([.A1002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EMENT</text:p>
          </table:table-cell>
          <table:table-cell table:formula="of:=LEN([.A1003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IRE</text:p>
          </table:table-cell>
          <table:table-cell table:formula="of:=LEN([.A1004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FERENCE</text:p>
          </table:table-cell>
          <table:table-cell table:formula="of:=LEN([.A1005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FERABLE</text:p>
          </table:table-cell>
          <table:table-cell table:formula="of:=LEN([.A1006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ULAIRE</text:p>
          </table:table-cell>
          <table:table-cell table:formula="of:=LEN([.A1007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MINOSITE</text:p>
          </table:table-cell>
          <table:table-cell table:formula="of:=LEN([.A1008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IRABLE</text:p>
          </table:table-cell>
          <table:table-cell table:formula="of:=LEN([.A1009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BILITE</text:p>
          </table:table-cell>
          <table:table-cell table:formula="of:=LEN([.A1010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ANENCE</text:p>
          </table:table-cell>
          <table:table-cell table:formula="of:=LEN([.A1011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RACULEUX</text:p>
          </table:table-cell>
          <table:table-cell table:formula="of:=LEN([.A1012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PHELINAT</text:p>
          </table:table-cell>
          <table:table-cell table:formula="of:=LEN([.A1013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RATEUR</text:p>
          </table:table-cell>
          <table:table-cell table:formula="of:=LEN([.A1014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ENDRE</text:p>
          </table:table-cell>
          <table:table-cell table:formula="of:=LEN([.A1015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DUCTEUR</text:p>
          </table:table-cell>
          <table:table-cell table:formula="of:=LEN([.A1016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ABLE</text:p>
          </table:table-cell>
          <table:table-cell table:formula="of:=LEN([.A1017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OLOGISTE</text:p>
          </table:table-cell>
          <table:table-cell table:formula="of:=LEN([.A1018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OLOGIQUE</text:p>
          </table:table-cell>
          <table:table-cell table:formula="of:=LEN([.A1019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LOGIQUE</text:p>
          </table:table-cell>
          <table:table-cell table:formula="of:=LEN([.A1020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LLENCE</text:p>
          </table:table-cell>
          <table:table-cell table:formula="of:=LEN([.A1021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BONIQUE</text:p>
          </table:table-cell>
          <table:table-cell table:formula="of:=LEN([.A1022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ACTIF</text:p>
          </table:table-cell>
          <table:table-cell table:formula="of:=LEN([.A1023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BLE</text:p>
          </table:table-cell>
          <table:table-cell table:formula="of:=LEN([.A1024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ANESQUE</text:p>
          </table:table-cell>
          <table:table-cell table:formula="of:=LEN([.A1025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NAIRE</text:p>
          </table:table-cell>
          <table:table-cell table:formula="of:=LEN([.A1026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ILETTAGE</text:p>
          </table:table-cell>
          <table:table-cell table:formula="of:=LEN([.A1027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TURIER</text:p>
          </table:table-cell>
          <table:table-cell table:formula="of:=LEN([.A1028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LLASSON</text:p>
          </table:table-cell>
          <table:table-cell table:formula="of:=LEN([.A1029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TTEMENT</text:p>
          </table:table-cell>
          <table:table-cell table:formula="of:=LEN([.A1030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ENTABLE</text:p>
          </table:table-cell>
          <table:table-cell table:formula="of:=LEN([.A1031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UTATION</text:p>
          </table:table-cell>
          <table:table-cell table:formula="of:=LEN([.A1032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EUR</text:p>
          </table:table-cell>
          <table:table-cell table:formula="of:=LEN([.A1033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ILOSOPHE</text:p>
          </table:table-cell>
          <table:table-cell table:formula="of:=LEN([.A1034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STERIQUE</text:p>
          </table:table-cell>
          <table:table-cell table:formula="of:=LEN([.A1035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OCRISIE</text:p>
          </table:table-cell>
          <table:table-cell table:formula="of:=LEN([.A1036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TERNITE</text:p>
          </table:table-cell>
          <table:table-cell table:formula="of:=LEN([.A1037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POGRAPHE</text:p>
          </table:table-cell>
          <table:table-cell table:formula="of:=LEN([.A1038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ITION</text:p>
          </table:table-cell>
          <table:table-cell table:formula="of:=LEN([.A1039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JONCTIF</text:p>
          </table:table-cell>
          <table:table-cell table:formula="of:=LEN([.A1040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TIBLE</text:p>
          </table:table-cell>
          <table:table-cell table:formula="of:=LEN([.A1041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LUMENT</text:p>
          </table:table-cell>
          <table:table-cell table:formula="of:=LEN([.A1042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CINELLE</text:p>
          </table:table-cell>
          <table:table-cell table:formula="of:=LEN([.A1043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IGATEUR</text:p>
          </table:table-cell>
          <table:table-cell table:formula="of:=LEN([.A1044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RUEUX</text:p>
          </table:table-cell>
          <table:table-cell table:formula="of:=LEN([.A1045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VALERIE</text:p>
          </table:table-cell>
          <table:table-cell table:formula="of:=LEN([.A1046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LEN([.A1047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STRAIRE</text:p>
          </table:table-cell>
          <table:table-cell table:formula="of:=LEN([.A1048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GEOYANT</text:p>
          </table:table-cell>
          <table:table-cell table:formula="of:=LEN([.A1049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TTEMENT</text:p>
          </table:table-cell>
          <table:table-cell table:formula="of:=LEN([.A1050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RONNIER</text:p>
          </table:table-cell>
          <table:table-cell table:formula="of:=LEN([.A1051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IQUE</text:p>
          </table:table-cell>
          <table:table-cell table:formula="of:=LEN([.A1052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ORMATION</text:p>
          </table:table-cell>
          <table:table-cell table:formula="of:=LEN([.A1053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TBALLEUR</text:p>
          </table:table-cell>
          <table:table-cell table:formula="of:=LEN([.A1054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BALLEUR</text:p>
          </table:table-cell>
          <table:table-cell table:formula="of:=LEN([.A1055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TAIGNIER</text:p>
          </table:table-cell>
          <table:table-cell table:formula="of:=LEN([.A1056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LANGERIE</text:p>
          </table:table-cell>
          <table:table-cell table:formula="of:=LEN([.A1057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SONNIER</text:p>
          </table:table-cell>
          <table:table-cell table:formula="of:=LEN([.A1058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YMNASTIQUE</text:p>
          </table:table-cell>
          <table:table-cell table:formula="of:=LEN([.A1059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ITE</text:p>
          </table:table-cell>
          <table:table-cell table:formula="of:=LEN([.A1060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ILLAGE</text:p>
          </table:table-cell>
          <table:table-cell table:formula="of:=LEN([.A1061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GISTRER</text:p>
          </table:table-cell>
          <table:table-cell table:formula="of:=LEN([.A1062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RAPHE</text:p>
          </table:table-cell>
          <table:table-cell table:formula="of:=LEN([.A1063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CABULAIRE</text:p>
          </table:table-cell>
          <table:table-cell table:formula="of:=LEN([.A1064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ROMPRE</text:p>
          </table:table-cell>
          <table:table-cell table:formula="of:=LEN([.A1065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RICULAIRE</text:p>
          </table:table-cell>
          <table:table-cell table:formula="of:=LEN([.A1066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ENTATION</text:p>
          </table:table-cell>
          <table:table-cell table:formula="of:=LEN([.A1067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GUISEMENT</text:p>
          </table:table-cell>
          <table:table-cell table:formula="of:=LEN([.A1068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PINAMBOUR</text:p>
          </table:table-cell>
          <table:table-cell table:formula="of:=LEN([.A1069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AISON</text:p>
          </table:table-cell>
          <table:table-cell table:formula="of:=LEN([.A1070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QUEBUSIER</text:p>
          </table:table-cell>
          <table:table-cell table:formula="of:=LEN([.A1071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YONNEMENT</text:p>
          </table:table-cell>
          <table:table-cell table:formula="of:=LEN([.A1072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ABILITE</text:p>
          </table:table-cell>
          <table:table-cell table:formula="of:=LEN([.A1073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UCTEUR</text:p>
          </table:table-cell>
          <table:table-cell table:formula="of:=LEN([.A1074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RUCTION</text:p>
          </table:table-cell>
          <table:table-cell table:formula="of:=LEN([.A1075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ICATION</text:p>
          </table:table-cell>
          <table:table-cell table:formula="of:=LEN([.A1076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ROUILLER</text:p>
          </table:table-cell>
          <table:table-cell table:formula="of:=LEN([.A1077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DARMERIE</text:p>
          </table:table-cell>
          <table:table-cell table:formula="of:=LEN([.A1078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ISSAIRE</text:p>
          </table:table-cell>
          <table:table-cell table:formula="of:=LEN([.A1079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ABLE</text:p>
          </table:table-cell>
          <table:table-cell table:formula="of:=LEN([.A1080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OCALISER</text:p>
          </table:table-cell>
          <table:table-cell table:formula="of:=LEN([.A1081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MEABLE</text:p>
          </table:table-cell>
          <table:table-cell table:formula="of:=LEN([.A1082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LEVERSER</text:p>
          </table:table-cell>
          <table:table-cell table:formula="of:=LEN([.A1083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STROPHE</text:p>
          </table:table-cell>
          <table:table-cell table:formula="of:=LEN([.A1084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TION</text:p>
          </table:table-cell>
          <table:table-cell table:formula="of:=LEN([.A1085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RTATION</text:p>
          </table:table-cell>
          <table:table-cell table:formula="of:=LEN([.A1086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OULEMENT</text:p>
          </table:table-cell>
          <table:table-cell table:formula="of:=LEN([.A1087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IABILITE</text:p>
          </table:table-cell>
          <table:table-cell table:formula="of:=LEN([.A1088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REALISTE</text:p>
          </table:table-cell>
          <table:table-cell table:formula="of:=LEN([.A1089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REALISME</text:p>
          </table:table-cell>
          <table:table-cell table:formula="of:=LEN([.A1090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METRIQUE</text:p>
          </table:table-cell>
          <table:table-cell table:formula="of:=LEN([.A1091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ALISME</text:p>
          </table:table-cell>
          <table:table-cell table:formula="of:=LEN([.A1092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ALISTE</text:p>
          </table:table-cell>
          <table:table-cell table:formula="of:=LEN([.A1093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ACTION</text:p>
          </table:table-cell>
          <table:table-cell table:formula="of:=LEN([.A1094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SATION</text:p>
          </table:table-cell>
          <table:table-cell table:formula="of:=LEN([.A1095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SATEUR</text:p>
          </table:table-cell>
          <table:table-cell table:formula="of:=LEN([.A1096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TRONOMIE</text:p>
          </table:table-cell>
          <table:table-cell table:formula="of:=LEN([.A1097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SIBILITE</text:p>
          </table:table-cell>
          <table:table-cell table:formula="of:=LEN([.A1098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RAONIQUE</text:p>
          </table:table-cell>
          <table:table-cell table:formula="of:=LEN([.A1099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GANTESQUE</text:p>
          </table:table-cell>
          <table:table-cell table:formula="of:=LEN([.A1100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ILOSOPHIE</text:p>
          </table:table-cell>
          <table:table-cell table:formula="of:=LEN([.A1101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TTÉRATURE</text:p>
          </table:table-cell>
          <table:table-cell table:formula="of:=LEN([.A1102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POGRAPHIE</text:p>
          </table:table-cell>
          <table:table-cell table:formula="of:=LEN([.A1103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ROLOGIE</text:p>
          </table:table-cell>
          <table:table-cell table:formula="of:=LEN([.A1104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HIBITION</text:p>
          </table:table-cell>
          <table:table-cell table:formula="of:=LEN([.A1105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SITIQUE</text:p>
          </table:table-cell>
          <table:table-cell table:formula="of:=LEN([.A1106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NOGRAPHE</text:p>
          </table:table-cell>
          <table:table-cell table:formula="of:=LEN([.A1107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PTOLOGIE</text:p>
          </table:table-cell>
          <table:table-cell table:formula="of:=LEN([.A1108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CELLERIE</text:p>
          </table:table-cell>
          <table:table-cell table:formula="of:=LEN([.A1109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FFERENT</text:p>
          </table:table-cell>
          <table:table-cell table:formula="of:=LEN([.A1110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ENHEUREUX</text:p>
          </table:table-cell>
          <table:table-cell table:formula="of:=LEN([.A1111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UTE</text:p>
          </table:table-cell>
          <table:table-cell table:formula="of:=LEN([.A1112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MENTAIRE</text:p>
          </table:table-cell>
          <table:table-cell table:formula="of:=LEN([.A1113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ANDISE</text:p>
          </table:table-cell>
          <table:table-cell table:formula="of:=LEN([.A1114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AIRE</text:p>
          </table:table-cell>
          <table:table-cell table:formula="of:=LEN([.A1115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ONNETTE</text:p>
          </table:table-cell>
          <table:table-cell table:formula="of:=LEN([.A1116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ITIONNER</text:p>
          </table:table-cell>
          <table:table-cell table:formula="of:=LEN([.A1117]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ITUTION</text:p>
          </table:table-cell>
          <table:table-cell table:formula="of:=LEN([.A1118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ORMATIQUE</text:p>
          </table:table-cell>
          <table:table-cell table:formula="of:=LEN([.A1119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SONNERIE</text:p>
          </table:table-cell>
          <table:table-cell table:formula="of:=LEN([.A1120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STRACTION</text:p>
          </table:table-cell>
          <table:table-cell table:formula="of:=LEN([.A1121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UMENTAIRE</text:p>
          </table:table-cell>
          <table:table-cell table:formula="of:=LEN([.A1122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ISANTERIE</text:p>
          </table:table-cell>
          <table:table-cell table:formula="of:=LEN([.A1123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EOROLOGIE</text:p>
          </table:table-cell>
          <table:table-cell table:formula="of:=LEN([.A1124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RUPTEUR</text:p>
          </table:table-cell>
          <table:table-cell table:formula="of:=LEN([.A1125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MPLEMOUSSE</text:p>
          </table:table-cell>
          <table:table-cell table:formula="of:=LEN([.A1126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ERRISSAGE</text:p>
          </table:table-cell>
          <table:table-cell table:formula="of:=LEN([.A1127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BLIOTHEQUE</text:p>
          </table:table-cell>
          <table:table-cell table:formula="of:=LEN([.A1128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ENAGEMENT</text:p>
          </table:table-cell>
          <table:table-cell table:formula="of:=LEN([.A1129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UFFISANCE</text:p>
          </table:table-cell>
          <table:table-cell table:formula="of:=LEN([.A1130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ION</text:p>
          </table:table-cell>
          <table:table-cell table:formula="of:=LEN([.A1131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ISSARIAT</text:p>
          </table:table-cell>
          <table:table-cell table:formula="of:=LEN([.A1132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HARGEMENT</text:p>
          </table:table-cell>
          <table:table-cell table:formula="of:=LEN([.A1133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SPITALISER</text:p>
          </table:table-cell>
          <table:table-cell table:formula="of:=LEN([.A1134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ERABILITE</text:p>
          </table:table-cell>
          <table:table-cell table:formula="of:=LEN([.A1135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PTIONNEL</text:p>
          </table:table-cell>
          <table:table-cell table:formula="of:=LEN([.A1136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ELOPPABLE</text:p>
          </table:table-cell>
          <table:table-cell table:formula="of:=LEN([.A1137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COMMANDE</text:p>
          </table:table-cell>
          <table:table-cell table:formula="of:=LEN([.A1138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ERVATION</text:p>
          </table:table-cell>
          <table:table-cell table:formula="of:=LEN([.A1139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CATION</text:p>
          </table:table-cell>
          <table:table-cell table:formula="of:=LEN([.A1140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ITATION</text:p>
          </table:table-cell>
          <table:table-cell table:formula="of:=LEN([.A1141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GRAPHIQUE</text:p>
          </table:table-cell>
          <table:table-cell table:formula="of:=LEN([.A1142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PHONIQUE</text:p>
          </table:table-cell>
          <table:table-cell table:formula="of:=LEN([.A1143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CUTER</text:p>
          </table:table-cell>
          <table:table-cell table:formula="of:=LEN([.A1144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EMATIQUEE</text:p>
          </table:table-cell>
          <table:table-cell table:formula="of:=LEN([.A1145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MAGINABLE</text:p>
          </table:table-cell>
          <table:table-cell table:formula="of:=LEN([.A1146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ISTERIE</text:p>
          </table:table-cell>
          <table:table-cell table:formula="of:=LEN([.A1147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ULATION</text:p>
          </table:table-cell>
          <table:table-cell table:formula="of:=LEN([.A1148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INOLOGIE</text:p>
          </table:table-cell>
          <table:table-cell table:formula="of:=LEN([.A1149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ANGULAIRE</text:p>
          </table:table-cell>
          <table:table-cell table:formula="of:=LEN([.A1150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IONNAIRE</text:p>
          </table:table-cell>
          <table:table-cell table:formula="of:=LEN([.A1151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IARDAIRE</text:p>
          </table:table-cell>
          <table:table-cell table:formula="of:=LEN([.A1152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MABLE</text:p>
          </table:table-cell>
          <table:table-cell table:formula="of:=LEN([.A1153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ORIPHIQUE</text:p>
          </table:table-cell>
          <table:table-cell table:formula="of:=LEN([.A1154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FANTILLAGE</text:p>
          </table:table-cell>
          <table:table-cell table:formula="of:=LEN([.A1155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TIONNEL</text:p>
          </table:table-cell>
          <table:table-cell table:formula="of:=LEN([.A1156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ANNIERE</text:p>
          </table:table-cell>
          <table:table-cell table:formula="of:=LEN([.A1157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NOGRAPHIE</text:p>
          </table:table-cell>
          <table:table-cell table:formula="of:=LEN([.A1158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ERIMENTER</text:p>
          </table:table-cell>
          <table:table-cell table:formula="of:=LEN([.A1159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UREUSEMENT</text:p>
          </table:table-cell>
          <table:table-cell table:formula="of:=LEN([.A1160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ONVENIENT</text:p>
          </table:table-cell>
          <table:table-cell table:formula="of:=LEN([.A1161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LUSTRATEUR</text:p>
          </table:table-cell>
          <table:table-cell table:formula="of:=LEN([.A1162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LUSTRATION</text:p>
          </table:table-cell>
          <table:table-cell table:formula="of:=LEN([.A1163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ATEUR</text:p>
          </table:table-cell>
          <table:table-cell table:formula="of:=LEN([.A1164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UMENTATION</text:p>
          </table:table-cell>
          <table:table-cell table:formula="of:=LEN([.A1165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ELOPPEMENT</text:p>
          </table:table-cell>
          <table:table-cell table:formula="of:=LEN([.A1166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QUES</text:p>
          </table:table-cell>
          <table:table-cell table:formula="of:=LEN([.A1167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INTILLEMENT</text:p>
          </table:table-cell>
          <table:table-cell table:formula="of:=LEN([.A1168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MATION</text:p>
          </table:table-cell>
          <table:table-cell table:formula="of:=LEN([.A1169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RENTISSAGE</text:p>
          </table:table-cell>
          <table:table-cell table:formula="of:=LEN([.A1170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GISTRABLE</text:p>
          </table:table-cell>
          <table:table-cell table:formula="of:=LEN([.A1171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ATISATION</text:p>
          </table:table-cell>
          <table:table-cell table:formula="of:=LEN([.A1172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EHENSION</text:p>
          </table:table-cell>
          <table:table-cell table:formula="of:=LEN([.A1173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IVELLATION</text:p>
          </table:table-cell>
          <table:table-cell table:formula="of:=LEN([.A1174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ECTIONNER</text:p>
          </table:table-cell>
          <table:table-cell table:formula="of:=LEN([.A1175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CUTION</text:p>
          </table:table-cell>
          <table:table-cell table:formula="of:=LEN([.A1176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TRONOMIQUE</text:p>
          </table:table-cell>
          <table:table-cell table:formula="of:=LEN([.A1177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VALERESQUE</text:p>
          </table:table-cell>
          <table:table-cell table:formula="of:=LEN([.A1178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ILOSOPHIQUE</text:p>
          </table:table-cell>
          <table:table-cell table:formula="of:=LEN([.A1179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POGRAPHIQUE</text:p>
          </table:table-cell>
          <table:table-cell table:formula="of:=LEN([.A1180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PTOGRAPHIE</text:p>
          </table:table-cell>
          <table:table-cell table:formula="of:=LEN([.A1181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PTOLOGIQUE</text:p>
          </table:table-cell>
          <table:table-cell table:formula="of:=LEN([.A1182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TIBILITE</text:p>
          </table:table-cell>
          <table:table-cell table:formula="of:=LEN([.A1183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DITAIRE</text:p>
          </table:table-cell>
          <table:table-cell table:formula="of:=LEN([.A1184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IGERATEUR</text:p>
          </table:table-cell>
          <table:table-cell table:formula="of:=LEN([.A1185]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ICATION</text:p>
          </table:table-cell>
          <table:table-cell table:formula="of:=LEN([.A1186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RANDISSEMENT</text:p>
          </table:table-cell>
          <table:table-cell table:formula="of:=LEN([.A1187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GISTREMENT</text:p>
          </table:table-cell>
          <table:table-cell table:formula="of:=LEN([.A1188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ABILITE</text:p>
          </table:table-cell>
          <table:table-cell table:formula="of:=LEN([.A1189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OCALISATION</text:p>
          </table:table-cell>
          <table:table-cell table:formula="of:=LEN([.A1190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MEABILITE</text:p>
          </table:table-cell>
          <table:table-cell table:formula="of:=LEN([.A1191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ORDINAIRE</text:p>
          </table:table-cell>
          <table:table-cell table:formula="of:=LEN([.A1192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LEVERSEMENT</text:p>
          </table:table-cell>
          <table:table-cell table:formula="of:=LEN([.A1193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STROPHIQUE</text:p>
          </table:table-cell>
          <table:table-cell table:formula="of:=LEN([.A1194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IFICATION</text:p>
          </table:table-cell>
          <table:table-cell table:formula="of:=LEN([.A1195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ORMISSEMENT</text:p>
          </table:table-cell>
          <table:table-cell table:formula="of:=LEN([.A1196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EHENSIBLE</text:p>
          </table:table-cell>
          <table:table-cell table:formula="of:=LEN([.A1197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DICIEUSEMENT</text:p>
          </table:table-cell>
          <table:table-cell table:formula="of:=LEN([.A1198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CTIONNEMENT</text:p>
          </table:table-cell>
          <table:table-cell table:formula="of:=LEN([.A1199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GANOGRAPHIE</text:p>
          </table:table-cell>
          <table:table-cell table:formula="of:=LEN([.A1200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FFEREMMENT</text:p>
          </table:table-cell>
          <table:table-cell table:formula="of:=LEN([.A1201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LLELOGRAMME</text:p>
          </table:table-cell>
          <table:table-cell table:formula="of:=LEN([.A1202])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OMPREHENSION</text:p>
          </table:table-cell>
          <table:table-cell table:formula="of:=LEN([.A1203])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PTOGRAPHIQUE</text:p>
          </table:table-cell>
          <table:table-cell table:formula="of:=LEN([.A1204])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ERIMENTATION</text:p>
          </table:table-cell>
          <table:table-cell table:formula="of:=LEN([.A1205])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HEUREUSEMENT</text:p>
          </table:table-cell>
          <table:table-cell table:formula="of:=LEN([.A1206])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PENDICULAIRE</text:p>
          </table:table-cell>
          <table:table-cell table:formula="of:=LEN([.A1207])" office:value-type="float" office:value="15" calcext:value-type="float">
            <text:p>15</text:p>
          </table:table-cell>
          <table:table-cell table:number-columns-repeated="1022"/>
        </table:table-row>
        <table:table-row table:style-name="ro1" table:number-rows-repeated="10473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au1" table:target-range-address="Liste1.A1:Liste1.B120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loext:text> </loext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loext:text> </loext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1" style:display-name="PageStyle_List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tte Coustard</meta:initial-creator>
    <dc:creator>Juliette Coustard</dc:creator>
    <meta:creation-date>2015-10-30T17:37:51</meta:creation-date>
    <dc:date>2015-10-31T09:54:18</dc:date>
    <meta:generator>LibreOffice/4.4.6.3$Windows_x86 LibreOffice_project/e8938fd3328e95dcf59dd64e7facd2c7d67c704d</meta:generator>
    <meta:document-statistic meta:table-count="1" meta:cell-count="242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